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1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4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9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consecutivo</text:p>
          </table:table-cell>
          <table:table-cell table:formula="of:=&quot;'$&quot;&amp;[.B1]&amp;&quot;'&quot;" office:value-type="string" office:string-value="'$consecutivo'" calcext:value-type="string">
            <text:p>'$consecutivo'</text:p>
          </table:table-cell>
          <table:table-cell office:value-type="float" office:value="1001" calcext:value-type="float">
            <text:p>1001</text:p>
          </table:table-cell>
          <table:table-cell table:formula="of:=[.B1]&amp;&quot; = '$&quot;&amp;[.B1]&amp;&quot;';&quot;" office:value-type="string" office:string-value="consecutivo = '$consecutivo';" calcext:value-type="string">
            <text:p>consecutivo = '$consecutivo';</text:p>
          </table:table-cell>
          <table:table-cell table:formula="of:=[.B1]&amp;&quot;, &quot;&amp;[.B2]&amp;&quot;, &quot;&amp;[.B3]&amp;&quot;, &quot;&amp;[.B4]&amp;&quot;, &quot;&amp;[.B5]&amp;&quot;, &quot;&amp;[.B6]&amp;&quot;, &quot;&amp;[.B7]&amp;&quot;, &quot;&amp;[.B8]&amp;&quot;, &quot;&amp;[.B9]&amp;&quot;, &quot;&amp;[.B10]&amp;&quot;, &quot;&amp;[.B11]&amp;&quot;, &quot;&amp;[.B12]&amp;&quot;, &quot;&amp;[.B13]&amp;&quot;, &quot;&amp;[.B14]&amp;&quot;, &quot;&amp;[.B15]&amp;&quot;, &quot;&amp;[.B16]&amp;&quot;, &quot;&amp;[.B17]&amp;&quot;, &quot;&amp;[.B18]&amp;&quot;, &quot;&amp;[.B19]&amp;&quot;, &quot;&amp;[.B20]&amp;&quot;, &quot;&amp;[.B21]&amp;&quot;, &quot;&amp;[.B22]&amp;&quot;, &quot;&amp;[.B23]&amp;&quot;, &quot;&amp;[.B24]&amp;&quot;, &quot;&amp;[.B25]&amp;&quot;, &quot;&amp;[.B26]&amp;&quot;, &quot;&amp;[.B27]&amp;&quot;, &quot;&amp;[.B28]&amp;&quot;, &quot;&amp;[.B29]&amp;&quot;, &quot;&amp;[.B30]&amp;&quot;, &quot;&amp;[.B31]&amp;&quot;, &quot;&amp;[.B32]&amp;&quot;, &quot;&amp;[.B33]&amp;&quot;, &quot;&amp;[.B34]&amp;&quot;, &quot;&amp;[.B35]&amp;&quot;, &quot;&amp;[.B36]&amp;&quot;, &quot;&amp;[.B37]&amp;&quot;, &quot;&amp;[.B38]&amp;&quot;, &quot;&amp;[.B39]&amp;&quot;, &quot;&amp;[.B40]&amp;&quot;, &quot;&amp;[.B41]&amp;&quot;, &quot;&amp;[.B42]&amp;&quot;, &quot;&amp;[.B43]&amp;&quot;, &quot;&amp;[.B44]&amp;&quot;, &quot;&amp;[.B45]&amp;&quot;, &quot;&amp;[.B46]&amp;&quot;, &quot;&amp;[.B47]&amp;&quot;, &quot;&amp;[.B48]&amp;&quot;, &quot;&amp;[.B49]&amp;&quot;, &quot;&amp;[.B50]&amp;&quot;, &quot;&amp;[.B51]&amp;&quot;, &quot;&amp;[.B52]&amp;&quot;, &quot;&amp;[.B53]&amp;&quot;, &quot;&amp;[.B54]&amp;&quot;, &quot;&amp;[.B55]&amp;&quot;, &quot;&amp;[.B56]&amp;&quot;, &quot;&amp;[.B57]&amp;&quot;, &quot;&amp;[.B58]&amp;&quot;, &quot;&amp;[.B59]&amp;&quot;, &quot;&amp;[.B60]&amp;&quot;, &quot;&amp;[.B61]&amp;&quot;, &quot;&amp;[.B62]&amp;&quot;, &quot;&amp;[.B63]&amp;&quot;, &quot;&amp;[.B64]&amp;&quot;, &quot;&amp;[.B65]&amp;&quot;, &quot;&amp;[.B66]&amp;&quot;, &quot;&amp;[.B67]&amp;&quot;, &quot;&amp;[.B68]&amp;&quot;, &quot;&amp;[.B69]&amp;&quot;, &quot;&amp;[.B70]&amp;&quot;, &quot;&amp;[.B71]&amp;&quot;, &quot;&amp;[.B72]&amp;&quot;, &quot;&amp;[.B73]&amp;&quot;, &quot;&amp;[.B74]&amp;&quot;, &quot;&amp;[.B75]&amp;&quot;, &quot;&amp;[.B76]&amp;&quot;, &quot;&amp;[.B77]&amp;&quot;, &quot;&amp;[.B78]&amp;&quot;, &quot;&amp;[.B79]&amp;&quot;, &quot;&amp;[.B80]&amp;&quot;, &quot;&amp;[.B81]&amp;&quot;, &quot;&amp;[.B82]&amp;&quot;, &quot;&amp;[.B83]&amp;&quot;, &quot;&amp;[.B84]&amp;&quot;, &quot;&amp;[.B85]&amp;&quot;, &quot;&amp;[.B86]&amp;&quot;, &quot;&amp;[.B87]&amp;&quot;, &quot;&amp;[.B88]&amp;&quot;, &quot;&amp;[.B89]&amp;&quot;, &quot;&amp;[.B90]&amp;&quot;, &quot;&amp;[.B91]&amp;&quot;, &quot;&amp;[.B92]&amp;&quot;, &quot;&amp;[.B93]&amp;&quot;, &quot;&amp;[.B94]&amp;&quot;, &quot;&amp;[.B95]&amp;&quot;, &quot;&amp;[.B96]&amp;&quot;, &quot;&amp;[.B97]&amp;&quot;, &quot;&amp;[.B98]&amp;&quot;, &quot;&amp;[.B99]&amp;&quot;, &quot;&amp;[.B100]&amp;&quot;, &quot;&amp;[.B101]&amp;&quot;, &quot;&amp;[.B102]&amp;&quot;, &quot;&amp;[.B103]&amp;&quot;, &quot;&amp;[.B104]&amp;&quot;, &quot;&amp;[.B105]&amp;&quot;, &quot;&amp;[.B106]&amp;&quot;, &quot;&amp;[.B107]&amp;&quot;, &quot;&amp;[.B108]&amp;&quot;, &quot;&amp;[.B109]&amp;&quot;, &quot;&amp;[.B110]&amp;&quot;, &quot;&amp;[.B111]&amp;&quot;, &quot;&amp;[.B112]&amp;&quot;, &quot;&amp;[.B113]&amp;&quot;, &quot;&amp;[.B114]&amp;&quot;, &quot;&amp;[.B115]&amp;&quot;, &quot;&amp;[.B116]&amp;&quot;, &quot;&amp;[.B117]" office:value-type="string" office:string-value="consecutivo, fecha, instalacion, certificado, ubicacion, ats, equipo, fechaA, horainicioA, horafinalA, descripcion, cambio, pedidocambio, C1, C2, C3, C4, C5, C6, C7, C8, C9, C10, C11, C12, C13, C14, C15, C16, C17, C18, C19, C20, C21, C22, C23, C24, C25, C26, C27, C28, C29, C30, C31, C32, C33, C34, C35, C36, C37, C38, C39, otrasactividades, D1, numeroD1, D2, numeroD2, D3, numeroD3, D4, numeroD4, D5, numeroD5, D6, numeroD6, D7, numeroD7, D8, numeroD8, D9, numeroD9, D10, numeroD10, D11, numeroD11, D12, numeroD12, D13, numeroD13, D14, numeroD14, D15, numeroD15, D16, numeroD16, precauciones, empleado, companiacp, companiact, ejecutorG, fechaejecG, horaejecG, inspectorG, fechainspG, horainspG, docum_adic, cantidad, nombre1, nombre2, nombre3, nombre4, nombre5, nombre6, nombre7, aprobadorH, fechaaprobH, horaaprobH, emisorH, fechaemisorH, horaemisorH, completado, ejecutorI, horaejecI, inspectorI, horainspI, emisorI, horaemisorI" calcext:value-type="string">
            <text:p>consecutivo, fecha, instalacion, certificado, ubicacion, ats, equipo, fechaA, horainicioA, horafinalA, descripcion, cambio, pedidocambio, C1, C2, C3, C4, C5, C6, C7, C8, C9, C10, C11, C12, C13, C14, C15, C16, C17, C18, C19, C20, C21, C22, C23, C24, C25, C26, C27, C28, C29, C30, C31, C32, C33, C34, C35, C36, C37, C38, C39, otrasactividades, D1, numeroD1, D2, numeroD2, D3, numeroD3, D4, numeroD4, D5, numeroD5, D6, numeroD6, D7, numeroD7, D8, numeroD8, D9, numeroD9, D10, numeroD10, D11, numeroD11, D12, numeroD12, D13, numeroD13, D14, numeroD14, D15, numeroD15, D16, numeroD16, precauciones, empleado, companiacp, companiact, ejecutorG, fechaejecG, horaejecG, inspectorG, fechainspG, horainspG, docum_adic, cantidad, nombre1, nombre2, nombre3, nombre4, nombre5, nombre6, nombre7, aprobadorH, fechaaprobH, horaaprobH, emisorH, fechaemisorH, horaemisorH, completado, ejecutorI, horaejecI, inspectorI, horainspI, emisorI, horaemisorI</text:p>
          </table:table-cell>
          <table:table-cell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fecha</text:p>
          </table:table-cell>
          <table:table-cell table:formula="of:=&quot;'$&quot;&amp;[.B2]&amp;&quot;'&quot;" office:value-type="string" office:string-value="'$fecha'" calcext:value-type="string">
            <text:p>'$fecha'</text:p>
          </table:table-cell>
          <table:table-cell table:style-name="ce4" office:value-type="string" calcext:value-type="string">
            <text:p>'2020-04-01'</text:p>
          </table:table-cell>
          <table:table-cell table:formula="of:=[.B2]&amp;&quot; = '$&quot;&amp;[.B2]&amp;&quot;';&quot;" office:value-type="string" office:string-value="fecha = '$fecha';" calcext:value-type="string">
            <text:p>fecha = '$fecha';</text:p>
          </table:table-cell>
          <table:table-cell table:formula="of:=[.C1]&amp;&quot;, &quot;&amp;[.C2]&amp;&quot;, &quot;&amp;[.C3]&amp;&quot;, &quot;&amp;[.C4]&amp;&quot;, &quot;&amp;[.C5]&amp;&quot;, &quot;&amp;[.C6]&amp;&quot;, &quot;&amp;[.C7]&amp;&quot;, &quot;&amp;[.C8]&amp;&quot;, &quot;&amp;[.C9]&amp;&quot;, &quot;&amp;[.C10]&amp;&quot;, &quot;&amp;[.C11]&amp;&quot;, &quot;&amp;[.C12]&amp;&quot;, &quot;&amp;[.C13]&amp;&quot;, &quot;&amp;[.C14]&amp;&quot;, &quot;&amp;[.C15]&amp;&quot;, &quot;&amp;[.C16]&amp;&quot;, &quot;&amp;[.C17]&amp;&quot;, &quot;&amp;[.C18]&amp;&quot;, &quot;&amp;[.C19]&amp;&quot;, &quot;&amp;[.C20]&amp;&quot;, &quot;&amp;[.C21]&amp;&quot;, &quot;&amp;[.C22]&amp;&quot;, &quot;&amp;[.C23]&amp;&quot;, &quot;&amp;[.C24]&amp;&quot;, &quot;&amp;[.C25]&amp;&quot;, &quot;&amp;[.C26]&amp;&quot;, &quot;&amp;[.C27]&amp;&quot;, &quot;&amp;[.C28]&amp;&quot;, &quot;&amp;[.C29]&amp;&quot;, &quot;&amp;[.C30]&amp;&quot;, &quot;&amp;[.C31]&amp;&quot;, &quot;&amp;[.C32]&amp;&quot;, &quot;&amp;[.C33]&amp;&quot;, &quot;&amp;[.C34]&amp;&quot;, &quot;&amp;[.C35]&amp;&quot;, &quot;&amp;[.C36]&amp;&quot;, &quot;&amp;[.C37]&amp;&quot;, &quot;&amp;[.C38]&amp;&quot;, &quot;&amp;[.C39]&amp;&quot;, &quot;&amp;[.C40]&amp;&quot;, &quot;&amp;[.C41]&amp;&quot;, &quot;&amp;[.C42]&amp;&quot;, &quot;&amp;[.C43]&amp;&quot;, &quot;&amp;[.C44]&amp;&quot;, &quot;&amp;[.C45]&amp;&quot;, &quot;&amp;[.C46]&amp;&quot;, &quot;&amp;[.C47]&amp;&quot;, &quot;&amp;[.C48]&amp;&quot;, &quot;&amp;[.C49]&amp;&quot;, &quot;&amp;[.C50]&amp;&quot;, &quot;&amp;[.C51]&amp;&quot;, &quot;&amp;[.C52]&amp;&quot;, &quot;&amp;[.C53]&amp;&quot;, &quot;&amp;[.C54]&amp;&quot;, &quot;&amp;[.C55]&amp;&quot;, &quot;&amp;[.C56]&amp;&quot;, &quot;&amp;[.C57]&amp;&quot;, &quot;&amp;[.C58]&amp;&quot;, &quot;&amp;[.C59]&amp;&quot;, &quot;&amp;[.C60]&amp;&quot;, &quot;&amp;[.C61]&amp;&quot;, &quot;&amp;[.C62]&amp;&quot;, &quot;&amp;[.C63]&amp;&quot;, &quot;&amp;[.C64]&amp;&quot;, &quot;&amp;[.C65]&amp;&quot;, &quot;&amp;[.C66]&amp;&quot;, &quot;&amp;[.C67]&amp;&quot;, &quot;&amp;[.C68]&amp;&quot;, &quot;&amp;[.C69]&amp;&quot;, &quot;&amp;[.C70]&amp;&quot;, &quot;&amp;[.C71]&amp;&quot;, &quot;&amp;[.C72]&amp;&quot;, &quot;&amp;[.C73]&amp;&quot;, &quot;&amp;[.C74]&amp;&quot;, &quot;&amp;[.C75]&amp;&quot;, &quot;&amp;[.C76]&amp;&quot;, &quot;&amp;[.C77]&amp;&quot;, &quot;&amp;[.C78]&amp;&quot;, &quot;&amp;[.C79]&amp;&quot;, &quot;&amp;[.C80]&amp;&quot;, &quot;&amp;[.C81]&amp;&quot;, &quot;&amp;[.C82]&amp;&quot;, &quot;&amp;[.C83]&amp;&quot;, &quot;&amp;[.C84]&amp;&quot;, &quot;&amp;[.C85]&amp;&quot;, &quot;&amp;[.C86]&amp;&quot;, &quot;&amp;[.C87]&amp;&quot;, &quot;&amp;[.C88]&amp;&quot;, &quot;&amp;[.C89]&amp;&quot;, &quot;&amp;[.C90]&amp;&quot;, &quot;&amp;[.C91]&amp;&quot;, &quot;&amp;[.C92]&amp;&quot;, &quot;&amp;[.C93]&amp;&quot;, &quot;&amp;[.C94]&amp;&quot;, &quot;&amp;[.C95]&amp;&quot;, &quot;&amp;[.C96]&amp;&quot;, &quot;&amp;[.C97]&amp;&quot;, &quot;&amp;[.C98]&amp;&quot;, &quot;&amp;[.C99]&amp;&quot;, &quot;&amp;[.C100]&amp;&quot;, &quot;&amp;[.C101]&amp;&quot;, &quot;&amp;[.C102]&amp;&quot;, &quot;&amp;[.C103]&amp;&quot;, &quot;&amp;[.C104]&amp;&quot;, &quot;&amp;[.C105]&amp;&quot;, &quot;&amp;[.C106]&amp;&quot;, &quot;&amp;[.C107]&amp;&quot;, &quot;&amp;[.C108]&amp;&quot;, &quot;&amp;[.C109]&amp;&quot;, &quot;&amp;[.C110]&amp;&quot;, &quot;&amp;[.C111]&amp;&quot;, &quot;&amp;[.C112]&amp;&quot;, &quot;&amp;[.C113]&amp;&quot;, &quot;&amp;[.C114]&amp;&quot;, &quot;&amp;[.C115]&amp;&quot;, &quot;&amp;[.C116]&amp;&quot;, &quot;&amp;[.C117]" office:value-type="string" office:string-value="'$consecutivo', '$fecha', '$instalacion', '$certificado', '$ubicacion', '$ats', '$equipo', '$fechaA', '$horainicioA', '$horafinalA', '$descripcion', '$cambio', '$pedidocambio', '$C1', '$C2', '$C3', '$C4', '$C5', '$C6', '$C7', '$C8', '$C9', '$C10', '$C11', '$C12', '$C13', '$C14', '$C15', '$C16', '$C17', '$C18', '$C19', '$C20', '$C21', '$C22', '$C23', '$C24', '$C25', '$C26', '$C27', '$C28', '$C29', '$C30', '$C31', '$C32', '$C33', '$C34', '$C35', '$C36', '$C37', '$C38', '$C39', '$otrasactividades', '$D1', '$numeroD1', '$D2', '$numeroD2', '$D3', '$numeroD3', '$D4', '$numeroD4', '$D5', '$numeroD5', '$D6', '$numeroD6', '$D7', '$numeroD7', '$D8', '$numeroD8', '$D9', '$numeroD9', '$D10', '$numeroD10', '$D11', '$numeroD11', '$D12', '$numeroD12', '$D13', '$numeroD13', '$D14', '$numeroD14', '$D15', '$numeroD15', '$D16', '$numeroD16', '$precauciones', '$empleado', '$companiacp', '$companiact', '$ejecutorG', '$fechaejecG', '$horaejecG', '$inspectorG', '$fechainspG', '$horainspG', '$docum_adic', '$cantidad', '$nombre1', '$nombre2', '$nombre3', '$nombre4', '$nombre5', '$nombre6', '$nombre7', '$aprobadorH', '$fechaaprobH', '$horaaprobH', '$emisorH', '$fechaemisorH', '$horaemisorH', '$completado', '$ejecutorI', '$horaejecI', '$inspectorI', '$horainspI', '$emisorI', '$horaemisorI'" calcext:value-type="string">
            <text:p>'$consecutivo', '$fecha', '$instalacion', '$certificado', '$ubicacion', '$ats', '$equipo', '$fechaA', '$horainicioA', '$horafinalA', '$descripcion', '$cambio', '$pedidocambio', '$C1', '$C2', '$C3', '$C4', '$C5', '$C6', '$C7', '$C8', '$C9', '$C10', '$C11', '$C12', '$C13', '$C14', '$C15', '$C16', '$C17', '$C18', '$C19', '$C20', '$C21', '$C22', '$C23', '$C24', '$C25', '$C26', '$C27', '$C28', '$C29', '$C30', '$C31', '$C32', '$C33', '$C34', '$C35', '$C36', '$C37', '$C38', '$C39', '$otrasactividades', '$D1', '$numeroD1', '$D2', '$numeroD2', '$D3', '$numeroD3', '$D4', '$numeroD4', '$D5', '$numeroD5', '$D6', '$numeroD6', '$D7', '$numeroD7', '$D8', '$numeroD8', '$D9', '$numeroD9', '$D10', '$numeroD10', '$D11', '$numeroD11', '$D12', '$numeroD12', '$D13', '$numeroD13', '$D14', '$numeroD14', '$D15', '$numeroD15', '$D16', '$numeroD16', '$precauciones', '$empleado', '$companiacp', '$companiact', '$ejecutorG', '$fechaejecG', '$horaejecG', '$inspectorG', '$fechainspG', '$horainspG', '$docum_adic', '$cantidad', '$nombre1', '$nombre2', '$nombre3', '$nombre4', '$nombre5', '$nombre6', '$nombre7', '$aprobadorH', '$fechaaprobH', '$horaaprobH', '$emisorH', '$fechaemisorH', '$horaemisorH', '$completado', '$ejecutorI', '$horaejecI', '$inspectorI', '$horainspI', '$emisorI', '$horaemisorI'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stalacion</text:p>
          </table:table-cell>
          <table:table-cell table:formula="of:=&quot;'$&quot;&amp;[.B3]&amp;&quot;'&quot;" office:value-type="string" office:string-value="'$instalacion'" calcext:value-type="string">
            <text:p>'$instalacion'</text:p>
          </table:table-cell>
          <table:table-cell office:value-type="string" calcext:value-type="string">
            <text:p>''</text:p>
          </table:table-cell>
          <table:table-cell table:formula="of:=[.B3]&amp;&quot; = '$&quot;&amp;[.B3]&amp;&quot;';&quot;" office:value-type="string" office:string-value="instalacion = '$instalacion';" calcext:value-type="string">
            <text:p>instalacion = '$instalacion';</text:p>
          </table:table-cell>
          <table:table-cell table:formula="of:=[.D1]&amp;&quot;, &quot;&amp;[.D2]&amp;&quot;, &quot;&amp;[.D3]&amp;&quot;, &quot;&amp;[.D4]&amp;&quot;, &quot;&amp;[.D5]&amp;&quot;, &quot;&amp;[.D6]&amp;&quot;, &quot;&amp;[.D7]&amp;&quot;, &quot;&amp;[.D8]&amp;&quot;, &quot;&amp;[.D9]&amp;&quot;, &quot;&amp;[.D10]&amp;&quot;, &quot;&amp;[.D11]&amp;&quot;, &quot;&amp;[.D12]&amp;&quot;, &quot;&amp;[.D13]&amp;&quot;, &quot;&amp;[.D14]&amp;&quot;, &quot;&amp;[.D15]&amp;&quot;, &quot;&amp;[.D16]&amp;&quot;, &quot;&amp;[.D17]&amp;&quot;, &quot;&amp;[.D18]&amp;&quot;, &quot;&amp;[.D19]&amp;&quot;, &quot;&amp;[.D20]&amp;&quot;, &quot;&amp;[.D21]&amp;&quot;, &quot;&amp;[.D22]&amp;&quot;, &quot;&amp;[.D23]&amp;&quot;, &quot;&amp;[.D24]&amp;&quot;, &quot;&amp;[.D25]&amp;&quot;, &quot;&amp;[.D26]&amp;&quot;, &quot;&amp;[.D27]&amp;&quot;, &quot;&amp;[.D28]&amp;&quot;, &quot;&amp;[.D29]&amp;&quot;, &quot;&amp;[.D30]&amp;&quot;, &quot;&amp;[.D31]&amp;&quot;, &quot;&amp;[.D32]&amp;&quot;, &quot;&amp;[.D33]&amp;&quot;, &quot;&amp;[.D34]&amp;&quot;, &quot;&amp;[.D35]&amp;&quot;, &quot;&amp;[.D36]&amp;&quot;, &quot;&amp;[.D37]&amp;&quot;, &quot;&amp;[.D38]&amp;&quot;, &quot;&amp;[.D39]&amp;&quot;, &quot;&amp;[.D40]&amp;&quot;, &quot;&amp;[.D41]&amp;&quot;, &quot;&amp;[.D42]&amp;&quot;, &quot;&amp;[.D43]&amp;&quot;, &quot;&amp;[.D44]&amp;&quot;, &quot;&amp;[.D45]&amp;&quot;, &quot;&amp;[.D46]&amp;&quot;, &quot;&amp;[.D47]&amp;&quot;, &quot;&amp;[.D48]&amp;&quot;, &quot;&amp;[.D49]&amp;&quot;, &quot;&amp;[.D50]&amp;&quot;, &quot;&amp;[.D51]&amp;&quot;, &quot;&amp;[.D52]&amp;&quot;, &quot;&amp;[.D53]&amp;&quot;, &quot;&amp;[.D54]&amp;&quot;, &quot;&amp;[.D55]&amp;&quot;, &quot;&amp;[.D56]&amp;&quot;, &quot;&amp;[.D57]&amp;&quot;, &quot;&amp;[.D58]&amp;&quot;, &quot;&amp;[.D59]&amp;&quot;, &quot;&amp;[.D60]&amp;&quot;, &quot;&amp;[.D61]&amp;&quot;, &quot;&amp;[.D62]&amp;&quot;, &quot;&amp;[.D63]&amp;&quot;, &quot;&amp;[.D64]&amp;&quot;, &quot;&amp;[.D65]&amp;&quot;, &quot;&amp;[.D66]&amp;&quot;, &quot;&amp;[.D67]&amp;&quot;, &quot;&amp;[.D68]&amp;&quot;, &quot;&amp;[.D69]&amp;&quot;, &quot;&amp;[.D70]&amp;&quot;, &quot;&amp;[.D71]&amp;&quot;, &quot;&amp;[.D72]&amp;&quot;, &quot;&amp;[.D73]&amp;&quot;, &quot;&amp;[.D74]&amp;&quot;, &quot;&amp;[.D75]&amp;&quot;, &quot;&amp;[.D76]&amp;&quot;, &quot;&amp;[.D77]&amp;&quot;, &quot;&amp;[.D78]&amp;&quot;, &quot;&amp;[.D79]&amp;&quot;, &quot;&amp;[.D80]&amp;&quot;, &quot;&amp;[.D81]&amp;&quot;, &quot;&amp;[.D82]&amp;&quot;, &quot;&amp;[.D83]&amp;&quot;, &quot;&amp;[.D84]&amp;&quot;, &quot;&amp;[.D85]&amp;&quot;, &quot;&amp;[.D86]&amp;&quot;, &quot;&amp;[.D87]&amp;&quot;, &quot;&amp;[.D88]&amp;&quot;, &quot;&amp;[.D89]&amp;&quot;, &quot;&amp;[.D90]&amp;&quot;, &quot;&amp;[.D91]&amp;&quot;, &quot;&amp;[.D92]&amp;&quot;, &quot;&amp;[.D93]&amp;&quot;, &quot;&amp;[.D94]&amp;&quot;, &quot;&amp;[.D95]&amp;&quot;, &quot;&amp;[.D96]&amp;&quot;, &quot;&amp;[.D97]&amp;&quot;, &quot;&amp;[.D98]&amp;&quot;, &quot;&amp;[.D99]&amp;&quot;, &quot;&amp;[.D100]&amp;&quot;, &quot;&amp;[.D101]&amp;&quot;, &quot;&amp;[.D102]&amp;&quot;, &quot;&amp;[.D103]&amp;&quot;, &quot;&amp;[.D104]&amp;&quot;, &quot;&amp;[.D105]&amp;&quot;, &quot;&amp;[.D106]&amp;&quot;, &quot;&amp;[.D107]&amp;&quot;, &quot;&amp;[.D108]&amp;&quot;, &quot;&amp;[.D109]&amp;&quot;, &quot;&amp;[.D110]&amp;&quot;, &quot;&amp;[.D111]&amp;&quot;, &quot;&amp;[.D112]&amp;&quot;, &quot;&amp;[.D113]&amp;&quot;, &quot;&amp;[.D114]&amp;&quot;, &quot;&amp;[.D115]&amp;&quot;, &quot;&amp;[.D116]&amp;&quot;, &quot;&amp;[.D117]" office:value-type="string" office:string-value="1001, '2020-04-01', '', '', '', '', '', '2020-04-01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2020-04-01', '', '', '2020-04-01', '', '', '', '', '', '', '', '', '', '', '', '2020-04-01', '', '', '2020-04-01', '', '', '', '', '', '', '', ''" calcext:value-type="string">
            <text:p>1001, '2020-04-01', '', '', '', '', '', '2020-04-01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2020-04-01', '', '', '2020-04-01', '', '', '', '', '', '', '', '', '', '', '', '2020-04-01', '', '', '2020-04-01', '', '', '', '', '', '', '', ''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ertificado</text:p>
          </table:table-cell>
          <table:table-cell table:formula="of:=&quot;'$&quot;&amp;[.B4]&amp;&quot;'&quot;" office:value-type="string" office:string-value="'$certificado'" calcext:value-type="string">
            <text:p>'$certificado'</text:p>
          </table:table-cell>
          <table:table-cell office:value-type="string" calcext:value-type="string">
            <text:p>''</text:p>
          </table:table-cell>
          <table:table-cell table:formula="of:=[.B4]&amp;&quot; = '$&quot;&amp;[.B4]&amp;&quot;';&quot;" office:value-type="string" office:string-value="certificado = '$certificado';" calcext:value-type="string">
            <text:p>certificado = '$certificado';</text:p>
          </table:table-cell>
          <table:table-cell table:formula="of:=&quot;INSERT INTO formulario01 (&quot;&amp;[.F2]&amp;&quot;) VALUES (&quot;&amp;[.F3]&amp;&quot;)&quot;" office:value-type="string" office:string-value="INSERT INTO formulario01 ('$consecutivo', '$fecha', '$instalacion', '$certificado', '$ubicacion', '$ats', '$equipo', '$fechaA', '$horainicioA', '$horafinalA', '$descripcion', '$cambio', '$pedidocambio', '$C1', '$C2', '$C3', '$C4', '$C5', '$C6', '$C7', '$C8', '$C9', '$C10', '$C11', '$C12', '$C13', '$C14', '$C15', '$C16', '$C17', '$C18', '$C19', '$C20', '$C21', '$C22', '$C23', '$C24', '$C25', '$C26', '$C27', '$C28', '$C29', '$C30', '$C31', '$C32', '$C33', '$C34', '$C35', '$C36', '$C37', '$C38', '$C39', '$otrasactividades', '$D1', '$numeroD1', '$D2', '$numeroD2', '$D3', '$numeroD3', '$D4', '$numeroD4', '$D5', '$numeroD5', '$D6', '$numeroD6', '$D7', '$numeroD7', '$D8', '$numeroD8', '$D9', '$numeroD9', '$D10', '$numeroD10', '$D11', '$numeroD11', '$D12', '$numeroD12', '$D13', '$numeroD13', '$D14', '$numeroD14', '$D15', '$numeroD15', '$D16', '$numeroD16', '$precauciones', '$empleado', '$companiacp', '$companiact', '$ejecutorG', '$fechaejecG', '$horaejecG', '$inspectorG', '$fechainspG', '$horainspG', '$docum_adic', '$cantidad', '$nombre1', '$nombre2', '$nombre3', '$nombre4', '$nombre5', '$nombre6', '$nombre7', '$aprobadorH', '$fechaaprobH', '$horaaprobH', '$emisorH', '$fechaemisorH', '$horaemisorH', '$completado', '$ejecutorI', '$horaejecI', '$inspectorI', '$horainspI', '$emisorI', '$horaemisorI') VALUES (1001, '2020-04-01', '', '', '', '', '', '2020-04-01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2020-04-01', '', '', '2020-04-01', '', '', '', '', '', '', '', '', '', '', '', '2020-04-01', '', '', '2020-04-01', '', '', '', '', '', '', '', '')" calcext:value-type="string">
            <text:p>INSERT INTO formulario01 ('$consecutivo', '$fecha', '$instalacion', '$certificado', '$ubicacion', '$ats', '$equipo', '$fechaA', '$horainicioA', '$horafinalA', '$descripcion', '$cambio', '$pedidocambio', '$C1', '$C2', '$C3', '$C4', '$C5', '$C6', '$C7', '$C8', '$C9', '$C10', '$C11', '$C12', '$C13', '$C14', '$C15', '$C16', '$C17', '$C18', '$C19', '$C20', '$C21', '$C22', '$C23', '$C24', '$C25', '$C26', '$C27', '$C28', '$C29', '$C30', '$C31', '$C32', '$C33', '$C34', '$C35', '$C36', '$C37', '$C38', '$C39', '$otrasactividades', '$D1', '$numeroD1', '$D2', '$numeroD2', '$D3', '$numeroD3', '$D4', '$numeroD4', '$D5', '$numeroD5', '$D6', '$numeroD6', '$D7', '$numeroD7', '$D8', '$numeroD8', '$D9', '$numeroD9', '$D10', '$numeroD10', '$D11', '$numeroD11', '$D12', '$numeroD12', '$D13', '$numeroD13', '$D14', '$numeroD14', '$D15', '$numeroD15', '$D16', '$numeroD16', '$precauciones', '$empleado', '$companiacp', '$companiact', '$ejecutorG', '$fechaejecG', '$horaejecG', '$inspectorG', '$fechainspG', '$horainspG', '$docum_adic', '$cantidad', '$nombre1', '$nombre2', '$nombre3', '$nombre4', '$nombre5', '$nombre6', '$nombre7', '$aprobadorH', '$fechaaprobH', '$horaaprobH', '$emisorH', '$fechaemisorH', '$horaemisorH', '$completado', '$ejecutorI', '$horaejecI', '$inspectorI', '$horainspI', '$emisorI', '$horaemisorI') VALUES (1001, '2020-04-01', '', '', '', '', '', '2020-04-01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', '2020-04-01', '', '', '2020-04-01', '', '', '', '', '', '', '', '', '', '', '', '2020-04-01', '', '', '2020-04-01', '', '', '', '', '', '', '', '')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ubicacion</text:p>
          </table:table-cell>
          <table:table-cell table:formula="of:=&quot;'$&quot;&amp;[.B5]&amp;&quot;'&quot;" office:value-type="string" office:string-value="'$ubicacion'" calcext:value-type="string">
            <text:p>'$ubicacion'</text:p>
          </table:table-cell>
          <table:table-cell office:value-type="string" calcext:value-type="string">
            <text:p>''</text:p>
          </table:table-cell>
          <table:table-cell table:formula="of:=[.B5]&amp;&quot; = '$&quot;&amp;[.B5]&amp;&quot;';&quot;" office:value-type="string" office:string-value="ubicacion = '$ubicacion';" calcext:value-type="string">
            <text:p>ubicacion = '$ubicacion';</text:p>
          </table:table-cell>
          <table:table-cell table:style-name="ce2"/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ts</text:p>
          </table:table-cell>
          <table:table-cell table:formula="of:=&quot;'$&quot;&amp;[.B6]&amp;&quot;'&quot;" office:value-type="string" office:string-value="'$ats'" calcext:value-type="string">
            <text:p>'$ats'</text:p>
          </table:table-cell>
          <table:table-cell office:value-type="string" calcext:value-type="string">
            <text:p>''</text:p>
          </table:table-cell>
          <table:table-cell table:formula="of:=[.B6]&amp;&quot; = '$&quot;&amp;[.B6]&amp;&quot;';&quot;" office:value-type="string" office:string-value="ats = '$ats';" calcext:value-type="string">
            <text:p>ats = '$ats';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equipo</text:p>
          </table:table-cell>
          <table:table-cell table:formula="of:=&quot;'$&quot;&amp;[.B7]&amp;&quot;'&quot;" office:value-type="string" office:string-value="'$equipo'" calcext:value-type="string">
            <text:p>'$equipo'</text:p>
          </table:table-cell>
          <table:table-cell office:value-type="string" calcext:value-type="string">
            <text:p>''</text:p>
          </table:table-cell>
          <table:table-cell table:formula="of:=[.B7]&amp;&quot; = '$&quot;&amp;[.B7]&amp;&quot;';&quot;" office:value-type="string" office:string-value="equipo = '$equipo';" calcext:value-type="string">
            <text:p>equipo = '$equipo';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fechaA</text:p>
          </table:table-cell>
          <table:table-cell table:formula="of:=&quot;'$&quot;&amp;[.B8]&amp;&quot;'&quot;" office:value-type="string" office:string-value="'$fechaA'" calcext:value-type="string">
            <text:p>'$fechaA'</text:p>
          </table:table-cell>
          <table:table-cell table:style-name="ce4" office:value-type="string" calcext:value-type="string">
            <text:p>'2020-04-01'</text:p>
          </table:table-cell>
          <table:table-cell table:formula="of:=[.B8]&amp;&quot; = '$&quot;&amp;[.B8]&amp;&quot;';&quot;" office:value-type="string" office:string-value="fechaA = '$fechaA';" calcext:value-type="string">
            <text:p>fechaA = '$fechaA';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horainicioA</text:p>
          </table:table-cell>
          <table:table-cell table:formula="of:=&quot;'$&quot;&amp;[.B9]&amp;&quot;'&quot;" office:value-type="string" office:string-value="'$horainicioA'" calcext:value-type="string">
            <text:p>'$horainicioA'</text:p>
          </table:table-cell>
          <table:table-cell office:value-type="string" calcext:value-type="string">
            <text:p>''</text:p>
          </table:table-cell>
          <table:table-cell table:formula="of:=[.B9]&amp;&quot; = '$&quot;&amp;[.B9]&amp;&quot;';&quot;" office:value-type="string" office:string-value="horainicioA = '$horainicioA';" calcext:value-type="string">
            <text:p>horainicioA = '$horainicioA';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horafinalA</text:p>
          </table:table-cell>
          <table:table-cell table:formula="of:=&quot;'$&quot;&amp;[.B10]&amp;&quot;'&quot;" office:value-type="string" office:string-value="'$horafinalA'" calcext:value-type="string">
            <text:p>'$horafinalA'</text:p>
          </table:table-cell>
          <table:table-cell office:value-type="string" calcext:value-type="string">
            <text:p>''</text:p>
          </table:table-cell>
          <table:table-cell table:formula="of:=[.B10]&amp;&quot; = '$&quot;&amp;[.B10]&amp;&quot;';&quot;" office:value-type="string" office:string-value="horafinalA = '$horafinalA';" calcext:value-type="string">
            <text:p>horafinalA = '$horafinalA';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descripcion</text:p>
          </table:table-cell>
          <table:table-cell table:formula="of:=&quot;'$&quot;&amp;[.B11]&amp;&quot;'&quot;" office:value-type="string" office:string-value="'$descripcion'" calcext:value-type="string">
            <text:p>'$descripcion'</text:p>
          </table:table-cell>
          <table:table-cell office:value-type="string" calcext:value-type="string">
            <text:p>''</text:p>
          </table:table-cell>
          <table:table-cell table:formula="of:=[.B11]&amp;&quot; = '$&quot;&amp;[.B11]&amp;&quot;';&quot;" office:value-type="string" office:string-value="descripcion = '$descripcion';" calcext:value-type="string">
            <text:p>descripcion = '$descripcion';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cambio</text:p>
          </table:table-cell>
          <table:table-cell table:formula="of:=&quot;'$&quot;&amp;[.B12]&amp;&quot;'&quot;" office:value-type="string" office:string-value="'$cambio'" calcext:value-type="string">
            <text:p>'$cambio'</text:p>
          </table:table-cell>
          <table:table-cell office:value-type="string" calcext:value-type="string">
            <text:p>''</text:p>
          </table:table-cell>
          <table:table-cell table:formula="of:=[.B12]&amp;&quot; = '$&quot;&amp;[.B12]&amp;&quot;';&quot;" office:value-type="string" office:string-value="cambio = '$cambio';" calcext:value-type="string">
            <text:p>cambio = '$cambio';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edidocambio</text:p>
          </table:table-cell>
          <table:table-cell table:formula="of:=&quot;'$&quot;&amp;[.B13]&amp;&quot;'&quot;" office:value-type="string" office:string-value="'$pedidocambio'" calcext:value-type="string">
            <text:p>'$pedidocambio'</text:p>
          </table:table-cell>
          <table:table-cell office:value-type="string" calcext:value-type="string">
            <text:p>''</text:p>
          </table:table-cell>
          <table:table-cell table:formula="of:=[.B13]&amp;&quot; = '$&quot;&amp;[.B13]&amp;&quot;';&quot;" office:value-type="string" office:string-value="pedidocambio = '$pedidocambio';" calcext:value-type="string">
            <text:p>pedidocambio = '$pedidocambio';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1</text:p>
          </table:table-cell>
          <table:table-cell table:formula="of:=&quot;'$&quot;&amp;[.B14]&amp;&quot;'&quot;" office:value-type="string" office:string-value="'$C1'" calcext:value-type="string">
            <text:p>'$C1'</text:p>
          </table:table-cell>
          <table:table-cell office:value-type="string" calcext:value-type="string">
            <text:p>''</text:p>
          </table:table-cell>
          <table:table-cell table:formula="of:=[.B14]&amp;&quot; = '$&quot;&amp;[.B14]&amp;&quot;';&quot;" office:value-type="string" office:string-value="C1 = '$C1';" calcext:value-type="string">
            <text:p>C1 = '$C1';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2</text:p>
          </table:table-cell>
          <table:table-cell table:formula="of:=&quot;'$&quot;&amp;[.B15]&amp;&quot;'&quot;" office:value-type="string" office:string-value="'$C2'" calcext:value-type="string">
            <text:p>'$C2'</text:p>
          </table:table-cell>
          <table:table-cell office:value-type="string" calcext:value-type="string">
            <text:p>''</text:p>
          </table:table-cell>
          <table:table-cell table:formula="of:=[.B15]&amp;&quot; = '$&quot;&amp;[.B15]&amp;&quot;';&quot;" office:value-type="string" office:string-value="C2 = '$C2';" calcext:value-type="string">
            <text:p>C2 = '$C2';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3</text:p>
          </table:table-cell>
          <table:table-cell table:formula="of:=&quot;'$&quot;&amp;[.B16]&amp;&quot;'&quot;" office:value-type="string" office:string-value="'$C3'" calcext:value-type="string">
            <text:p>'$C3'</text:p>
          </table:table-cell>
          <table:table-cell office:value-type="string" calcext:value-type="string">
            <text:p>''</text:p>
          </table:table-cell>
          <table:table-cell table:formula="of:=[.B16]&amp;&quot; = '$&quot;&amp;[.B16]&amp;&quot;';&quot;" office:value-type="string" office:string-value="C3 = '$C3';" calcext:value-type="string">
            <text:p>C3 = '$C3';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C4</text:p>
          </table:table-cell>
          <table:table-cell table:formula="of:=&quot;'$&quot;&amp;[.B17]&amp;&quot;'&quot;" office:value-type="string" office:string-value="'$C4'" calcext:value-type="string">
            <text:p>'$C4'</text:p>
          </table:table-cell>
          <table:table-cell office:value-type="string" calcext:value-type="string">
            <text:p>''</text:p>
          </table:table-cell>
          <table:table-cell table:formula="of:=[.B17]&amp;&quot; = '$&quot;&amp;[.B17]&amp;&quot;';&quot;" office:value-type="string" office:string-value="C4 = '$C4';" calcext:value-type="string">
            <text:p>C4 = '$C4';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C5</text:p>
          </table:table-cell>
          <table:table-cell table:formula="of:=&quot;'$&quot;&amp;[.B18]&amp;&quot;'&quot;" office:value-type="string" office:string-value="'$C5'" calcext:value-type="string">
            <text:p>'$C5'</text:p>
          </table:table-cell>
          <table:table-cell office:value-type="string" calcext:value-type="string">
            <text:p>''</text:p>
          </table:table-cell>
          <table:table-cell table:formula="of:=[.B18]&amp;&quot; = '$&quot;&amp;[.B18]&amp;&quot;';&quot;" office:value-type="string" office:string-value="C5 = '$C5';" calcext:value-type="string">
            <text:p>C5 = '$C5';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6</text:p>
          </table:table-cell>
          <table:table-cell table:formula="of:=&quot;'$&quot;&amp;[.B19]&amp;&quot;'&quot;" office:value-type="string" office:string-value="'$C6'" calcext:value-type="string">
            <text:p>'$C6'</text:p>
          </table:table-cell>
          <table:table-cell office:value-type="string" calcext:value-type="string">
            <text:p>''</text:p>
          </table:table-cell>
          <table:table-cell table:formula="of:=[.B19]&amp;&quot; = '$&quot;&amp;[.B19]&amp;&quot;';&quot;" office:value-type="string" office:string-value="C6 = '$C6';" calcext:value-type="string">
            <text:p>C6 = '$C6';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C7</text:p>
          </table:table-cell>
          <table:table-cell table:formula="of:=&quot;'$&quot;&amp;[.B20]&amp;&quot;'&quot;" office:value-type="string" office:string-value="'$C7'" calcext:value-type="string">
            <text:p>'$C7'</text:p>
          </table:table-cell>
          <table:table-cell office:value-type="string" calcext:value-type="string">
            <text:p>''</text:p>
          </table:table-cell>
          <table:table-cell table:formula="of:=[.B20]&amp;&quot; = '$&quot;&amp;[.B20]&amp;&quot;';&quot;" office:value-type="string" office:string-value="C7 = '$C7';" calcext:value-type="string">
            <text:p>C7 = '$C7';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C8</text:p>
          </table:table-cell>
          <table:table-cell table:formula="of:=&quot;'$&quot;&amp;[.B21]&amp;&quot;'&quot;" office:value-type="string" office:string-value="'$C8'" calcext:value-type="string">
            <text:p>'$C8'</text:p>
          </table:table-cell>
          <table:table-cell office:value-type="string" calcext:value-type="string">
            <text:p>''</text:p>
          </table:table-cell>
          <table:table-cell table:formula="of:=[.B21]&amp;&quot; = '$&quot;&amp;[.B21]&amp;&quot;';&quot;" office:value-type="string" office:string-value="C8 = '$C8';" calcext:value-type="string">
            <text:p>C8 = '$C8';</text:p>
          </table:table-cell>
          <table:table-cell/>
          <table:table-cell table:style-name="ce9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C9</text:p>
          </table:table-cell>
          <table:table-cell table:formula="of:=&quot;'$&quot;&amp;[.B22]&amp;&quot;'&quot;" office:value-type="string" office:string-value="'$C9'" calcext:value-type="string">
            <text:p>'$C9'</text:p>
          </table:table-cell>
          <table:table-cell office:value-type="string" calcext:value-type="string">
            <text:p>''</text:p>
          </table:table-cell>
          <table:table-cell table:formula="of:=[.B22]&amp;&quot; = '$&quot;&amp;[.B22]&amp;&quot;';&quot;" office:value-type="string" office:string-value="C9 = '$C9';" calcext:value-type="string">
            <text:p>C9 = '$C9';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C10</text:p>
          </table:table-cell>
          <table:table-cell table:formula="of:=&quot;'$&quot;&amp;[.B23]&amp;&quot;'&quot;" office:value-type="string" office:string-value="'$C10'" calcext:value-type="string">
            <text:p>'$C10'</text:p>
          </table:table-cell>
          <table:table-cell office:value-type="string" calcext:value-type="string">
            <text:p>''</text:p>
          </table:table-cell>
          <table:table-cell table:formula="of:=[.B23]&amp;&quot; = '$&quot;&amp;[.B23]&amp;&quot;';&quot;" office:value-type="string" office:string-value="C10 = '$C10';" calcext:value-type="string">
            <text:p>C10 = '$C10';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C11</text:p>
          </table:table-cell>
          <table:table-cell table:formula="of:=&quot;'$&quot;&amp;[.B24]&amp;&quot;'&quot;" office:value-type="string" office:string-value="'$C11'" calcext:value-type="string">
            <text:p>'$C11'</text:p>
          </table:table-cell>
          <table:table-cell office:value-type="string" calcext:value-type="string">
            <text:p>''</text:p>
          </table:table-cell>
          <table:table-cell table:formula="of:=[.B24]&amp;&quot; = '$&quot;&amp;[.B24]&amp;&quot;';&quot;" office:value-type="string" office:string-value="C11 = '$C11';" calcext:value-type="string">
            <text:p>C11 = '$C11';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C12</text:p>
          </table:table-cell>
          <table:table-cell table:formula="of:=&quot;'$&quot;&amp;[.B25]&amp;&quot;'&quot;" office:value-type="string" office:string-value="'$C12'" calcext:value-type="string">
            <text:p>'$C12'</text:p>
          </table:table-cell>
          <table:table-cell office:value-type="string" calcext:value-type="string">
            <text:p>''</text:p>
          </table:table-cell>
          <table:table-cell table:formula="of:=[.B25]&amp;&quot; = '$&quot;&amp;[.B25]&amp;&quot;';&quot;" office:value-type="string" office:string-value="C12 = '$C12';" calcext:value-type="string">
            <text:p>C12 = '$C12';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C13</text:p>
          </table:table-cell>
          <table:table-cell table:formula="of:=&quot;'$&quot;&amp;[.B26]&amp;&quot;'&quot;" office:value-type="string" office:string-value="'$C13'" calcext:value-type="string">
            <text:p>'$C13'</text:p>
          </table:table-cell>
          <table:table-cell office:value-type="string" calcext:value-type="string">
            <text:p>''</text:p>
          </table:table-cell>
          <table:table-cell table:formula="of:=[.B26]&amp;&quot; = '$&quot;&amp;[.B26]&amp;&quot;';&quot;" office:value-type="string" office:string-value="C13 = '$C13';" calcext:value-type="string">
            <text:p>C13 = '$C13';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C14</text:p>
          </table:table-cell>
          <table:table-cell table:formula="of:=&quot;'$&quot;&amp;[.B27]&amp;&quot;'&quot;" office:value-type="string" office:string-value="'$C14'" calcext:value-type="string">
            <text:p>'$C14'</text:p>
          </table:table-cell>
          <table:table-cell office:value-type="string" calcext:value-type="string">
            <text:p>''</text:p>
          </table:table-cell>
          <table:table-cell table:formula="of:=[.B27]&amp;&quot; = '$&quot;&amp;[.B27]&amp;&quot;';&quot;" office:value-type="string" office:string-value="C14 = '$C14';" calcext:value-type="string">
            <text:p>C14 = '$C14';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15</text:p>
          </table:table-cell>
          <table:table-cell table:formula="of:=&quot;'$&quot;&amp;[.B28]&amp;&quot;'&quot;" office:value-type="string" office:string-value="'$C15'" calcext:value-type="string">
            <text:p>'$C15'</text:p>
          </table:table-cell>
          <table:table-cell office:value-type="string" calcext:value-type="string">
            <text:p>''</text:p>
          </table:table-cell>
          <table:table-cell table:formula="of:=[.B28]&amp;&quot; = '$&quot;&amp;[.B28]&amp;&quot;';&quot;" office:value-type="string" office:string-value="C15 = '$C15';" calcext:value-type="string">
            <text:p>C15 = '$C15';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C16</text:p>
          </table:table-cell>
          <table:table-cell table:formula="of:=&quot;'$&quot;&amp;[.B29]&amp;&quot;'&quot;" office:value-type="string" office:string-value="'$C16'" calcext:value-type="string">
            <text:p>'$C16'</text:p>
          </table:table-cell>
          <table:table-cell office:value-type="string" calcext:value-type="string">
            <text:p>''</text:p>
          </table:table-cell>
          <table:table-cell table:formula="of:=[.B29]&amp;&quot; = '$&quot;&amp;[.B29]&amp;&quot;';&quot;" office:value-type="string" office:string-value="C16 = '$C16';" calcext:value-type="string">
            <text:p>C16 = '$C16';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C17</text:p>
          </table:table-cell>
          <table:table-cell table:formula="of:=&quot;'$&quot;&amp;[.B30]&amp;&quot;'&quot;" office:value-type="string" office:string-value="'$C17'" calcext:value-type="string">
            <text:p>'$C17'</text:p>
          </table:table-cell>
          <table:table-cell office:value-type="string" calcext:value-type="string">
            <text:p>''</text:p>
          </table:table-cell>
          <table:table-cell table:formula="of:=[.B30]&amp;&quot; = '$&quot;&amp;[.B30]&amp;&quot;';&quot;" office:value-type="string" office:string-value="C17 = '$C17';" calcext:value-type="string">
            <text:p>C17 = '$C17';</text:p>
          </table:table-cell>
          <table:table-cell table:number-columns-repeated="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C18</text:p>
          </table:table-cell>
          <table:table-cell table:formula="of:=&quot;'$&quot;&amp;[.B31]&amp;&quot;'&quot;" office:value-type="string" office:string-value="'$C18'" calcext:value-type="string">
            <text:p>'$C18'</text:p>
          </table:table-cell>
          <table:table-cell office:value-type="string" calcext:value-type="string">
            <text:p>''</text:p>
          </table:table-cell>
          <table:table-cell table:formula="of:=[.B31]&amp;&quot; = '$&quot;&amp;[.B31]&amp;&quot;';&quot;" office:value-type="string" office:string-value="C18 = '$C18';" calcext:value-type="string">
            <text:p>C18 = '$C18';</text:p>
          </table:table-cell>
          <table:table-cell table:number-columns-repeated="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C19</text:p>
          </table:table-cell>
          <table:table-cell table:formula="of:=&quot;'$&quot;&amp;[.B32]&amp;&quot;'&quot;" office:value-type="string" office:string-value="'$C19'" calcext:value-type="string">
            <text:p>'$C19'</text:p>
          </table:table-cell>
          <table:table-cell office:value-type="string" calcext:value-type="string">
            <text:p>''</text:p>
          </table:table-cell>
          <table:table-cell table:formula="of:=[.B32]&amp;&quot; = '$&quot;&amp;[.B32]&amp;&quot;';&quot;" office:value-type="string" office:string-value="C19 = '$C19';" calcext:value-type="string">
            <text:p>C19 = '$C19';</text:p>
          </table:table-cell>
          <table:table-cell table:number-columns-repeated="2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C20</text:p>
          </table:table-cell>
          <table:table-cell table:formula="of:=&quot;'$&quot;&amp;[.B33]&amp;&quot;'&quot;" office:value-type="string" office:string-value="'$C20'" calcext:value-type="string">
            <text:p>'$C20'</text:p>
          </table:table-cell>
          <table:table-cell office:value-type="string" calcext:value-type="string">
            <text:p>''</text:p>
          </table:table-cell>
          <table:table-cell table:formula="of:=[.B33]&amp;&quot; = '$&quot;&amp;[.B33]&amp;&quot;';&quot;" office:value-type="string" office:string-value="C20 = '$C20';" calcext:value-type="string">
            <text:p>C20 = '$C20';</text:p>
          </table:table-cell>
          <table:table-cell table:number-columns-repeated="2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C21</text:p>
          </table:table-cell>
          <table:table-cell table:formula="of:=&quot;'$&quot;&amp;[.B34]&amp;&quot;'&quot;" office:value-type="string" office:string-value="'$C21'" calcext:value-type="string">
            <text:p>'$C21'</text:p>
          </table:table-cell>
          <table:table-cell office:value-type="string" calcext:value-type="string">
            <text:p>''</text:p>
          </table:table-cell>
          <table:table-cell table:formula="of:=[.B34]&amp;&quot; = '$&quot;&amp;[.B34]&amp;&quot;';&quot;" office:value-type="string" office:string-value="C21 = '$C21';" calcext:value-type="string">
            <text:p>C21 = '$C21';</text:p>
          </table:table-cell>
          <table:table-cell table:number-columns-repeated="2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C22</text:p>
          </table:table-cell>
          <table:table-cell table:formula="of:=&quot;'$&quot;&amp;[.B35]&amp;&quot;'&quot;" office:value-type="string" office:string-value="'$C22'" calcext:value-type="string">
            <text:p>'$C22'</text:p>
          </table:table-cell>
          <table:table-cell office:value-type="string" calcext:value-type="string">
            <text:p>''</text:p>
          </table:table-cell>
          <table:table-cell table:formula="of:=[.B35]&amp;&quot; = '$&quot;&amp;[.B35]&amp;&quot;';&quot;" office:value-type="string" office:string-value="C22 = '$C22';" calcext:value-type="string">
            <text:p>C22 = '$C22';</text:p>
          </table:table-cell>
          <table:table-cell table:number-columns-repeated="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C23</text:p>
          </table:table-cell>
          <table:table-cell table:formula="of:=&quot;'$&quot;&amp;[.B36]&amp;&quot;'&quot;" office:value-type="string" office:string-value="'$C23'" calcext:value-type="string">
            <text:p>'$C23'</text:p>
          </table:table-cell>
          <table:table-cell office:value-type="string" calcext:value-type="string">
            <text:p>''</text:p>
          </table:table-cell>
          <table:table-cell table:formula="of:=[.B36]&amp;&quot; = '$&quot;&amp;[.B36]&amp;&quot;';&quot;" office:value-type="string" office:string-value="C23 = '$C23';" calcext:value-type="string">
            <text:p>C23 = '$C23';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C24</text:p>
          </table:table-cell>
          <table:table-cell table:formula="of:=&quot;'$&quot;&amp;[.B37]&amp;&quot;'&quot;" office:value-type="string" office:string-value="'$C24'" calcext:value-type="string">
            <text:p>'$C24'</text:p>
          </table:table-cell>
          <table:table-cell office:value-type="string" calcext:value-type="string">
            <text:p>''</text:p>
          </table:table-cell>
          <table:table-cell table:formula="of:=[.B37]&amp;&quot; = '$&quot;&amp;[.B37]&amp;&quot;';&quot;" office:value-type="string" office:string-value="C24 = '$C24';" calcext:value-type="string">
            <text:p>C24 = '$C24';</text:p>
          </table:table-cell>
          <table:table-cell table:number-columns-repeated="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C25</text:p>
          </table:table-cell>
          <table:table-cell table:formula="of:=&quot;'$&quot;&amp;[.B38]&amp;&quot;'&quot;" office:value-type="string" office:string-value="'$C25'" calcext:value-type="string">
            <text:p>'$C25'</text:p>
          </table:table-cell>
          <table:table-cell office:value-type="string" calcext:value-type="string">
            <text:p>''</text:p>
          </table:table-cell>
          <table:table-cell table:formula="of:=[.B38]&amp;&quot; = '$&quot;&amp;[.B38]&amp;&quot;';&quot;" office:value-type="string" office:string-value="C25 = '$C25';" calcext:value-type="string">
            <text:p>C25 = '$C25';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C26</text:p>
          </table:table-cell>
          <table:table-cell table:formula="of:=&quot;'$&quot;&amp;[.B39]&amp;&quot;'&quot;" office:value-type="string" office:string-value="'$C26'" calcext:value-type="string">
            <text:p>'$C26'</text:p>
          </table:table-cell>
          <table:table-cell office:value-type="string" calcext:value-type="string">
            <text:p>''</text:p>
          </table:table-cell>
          <table:table-cell table:formula="of:=[.B39]&amp;&quot; = '$&quot;&amp;[.B39]&amp;&quot;';&quot;" office:value-type="string" office:string-value="C26 = '$C26';" calcext:value-type="string">
            <text:p>C26 = '$C26';</text:p>
          </table:table-cell>
          <table:table-cell table:number-columns-repeated="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C27</text:p>
          </table:table-cell>
          <table:table-cell table:formula="of:=&quot;'$&quot;&amp;[.B40]&amp;&quot;'&quot;" office:value-type="string" office:string-value="'$C27'" calcext:value-type="string">
            <text:p>'$C27'</text:p>
          </table:table-cell>
          <table:table-cell office:value-type="string" calcext:value-type="string">
            <text:p>''</text:p>
          </table:table-cell>
          <table:table-cell table:formula="of:=[.B40]&amp;&quot; = '$&quot;&amp;[.B40]&amp;&quot;';&quot;" office:value-type="string" office:string-value="C27 = '$C27';" calcext:value-type="string">
            <text:p>C27 = '$C27';</text:p>
          </table:table-cell>
          <table:table-cell table:number-columns-repeated="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C28</text:p>
          </table:table-cell>
          <table:table-cell table:formula="of:=&quot;'$&quot;&amp;[.B41]&amp;&quot;'&quot;" office:value-type="string" office:string-value="'$C28'" calcext:value-type="string">
            <text:p>'$C28'</text:p>
          </table:table-cell>
          <table:table-cell office:value-type="string" calcext:value-type="string">
            <text:p>''</text:p>
          </table:table-cell>
          <table:table-cell table:formula="of:=[.B41]&amp;&quot; = '$&quot;&amp;[.B41]&amp;&quot;';&quot;" office:value-type="string" office:string-value="C28 = '$C28';" calcext:value-type="string">
            <text:p>C28 = '$C28';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C29</text:p>
          </table:table-cell>
          <table:table-cell table:formula="of:=&quot;'$&quot;&amp;[.B42]&amp;&quot;'&quot;" office:value-type="string" office:string-value="'$C29'" calcext:value-type="string">
            <text:p>'$C29'</text:p>
          </table:table-cell>
          <table:table-cell office:value-type="string" calcext:value-type="string">
            <text:p>''</text:p>
          </table:table-cell>
          <table:table-cell table:formula="of:=[.B42]&amp;&quot; = '$&quot;&amp;[.B42]&amp;&quot;';&quot;" office:value-type="string" office:string-value="C29 = '$C29';" calcext:value-type="string">
            <text:p>C29 = '$C29';</text:p>
          </table:table-cell>
          <table:table-cell table:number-columns-repeated="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C30</text:p>
          </table:table-cell>
          <table:table-cell table:formula="of:=&quot;'$&quot;&amp;[.B43]&amp;&quot;'&quot;" office:value-type="string" office:string-value="'$C30'" calcext:value-type="string">
            <text:p>'$C30'</text:p>
          </table:table-cell>
          <table:table-cell office:value-type="string" calcext:value-type="string">
            <text:p>''</text:p>
          </table:table-cell>
          <table:table-cell table:formula="of:=[.B43]&amp;&quot; = '$&quot;&amp;[.B43]&amp;&quot;';&quot;" office:value-type="string" office:string-value="C30 = '$C30';" calcext:value-type="string">
            <text:p>C30 = '$C30';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C31</text:p>
          </table:table-cell>
          <table:table-cell table:formula="of:=&quot;'$&quot;&amp;[.B44]&amp;&quot;'&quot;" office:value-type="string" office:string-value="'$C31'" calcext:value-type="string">
            <text:p>'$C31'</text:p>
          </table:table-cell>
          <table:table-cell office:value-type="string" calcext:value-type="string">
            <text:p>''</text:p>
          </table:table-cell>
          <table:table-cell table:formula="of:=[.B44]&amp;&quot; = '$&quot;&amp;[.B44]&amp;&quot;';&quot;" office:value-type="string" office:string-value="C31 = '$C31';" calcext:value-type="string">
            <text:p>C31 = '$C31';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C32</text:p>
          </table:table-cell>
          <table:table-cell table:formula="of:=&quot;'$&quot;&amp;[.B45]&amp;&quot;'&quot;" office:value-type="string" office:string-value="'$C32'" calcext:value-type="string">
            <text:p>'$C32'</text:p>
          </table:table-cell>
          <table:table-cell office:value-type="string" calcext:value-type="string">
            <text:p>''</text:p>
          </table:table-cell>
          <table:table-cell table:formula="of:=[.B45]&amp;&quot; = '$&quot;&amp;[.B45]&amp;&quot;';&quot;" office:value-type="string" office:string-value="C32 = '$C32';" calcext:value-type="string">
            <text:p>C32 = '$C32';</text:p>
          </table:table-cell>
          <table:table-cell table:number-columns-repeated="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C33</text:p>
          </table:table-cell>
          <table:table-cell table:formula="of:=&quot;'$&quot;&amp;[.B46]&amp;&quot;'&quot;" office:value-type="string" office:string-value="'$C33'" calcext:value-type="string">
            <text:p>'$C33'</text:p>
          </table:table-cell>
          <table:table-cell office:value-type="string" calcext:value-type="string">
            <text:p>''</text:p>
          </table:table-cell>
          <table:table-cell table:formula="of:=[.B46]&amp;&quot; = '$&quot;&amp;[.B46]&amp;&quot;';&quot;" office:value-type="string" office:string-value="C33 = '$C33';" calcext:value-type="string">
            <text:p>C33 = '$C33';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C34</text:p>
          </table:table-cell>
          <table:table-cell table:formula="of:=&quot;'$&quot;&amp;[.B47]&amp;&quot;'&quot;" office:value-type="string" office:string-value="'$C34'" calcext:value-type="string">
            <text:p>'$C34'</text:p>
          </table:table-cell>
          <table:table-cell office:value-type="string" calcext:value-type="string">
            <text:p>''</text:p>
          </table:table-cell>
          <table:table-cell table:formula="of:=[.B47]&amp;&quot; = '$&quot;&amp;[.B47]&amp;&quot;';&quot;" office:value-type="string" office:string-value="C34 = '$C34';" calcext:value-type="string">
            <text:p>C34 = '$C34';</text:p>
          </table:table-cell>
          <table:table-cell table:number-columns-repeated="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C35</text:p>
          </table:table-cell>
          <table:table-cell table:formula="of:=&quot;'$&quot;&amp;[.B48]&amp;&quot;'&quot;" office:value-type="string" office:string-value="'$C35'" calcext:value-type="string">
            <text:p>'$C35'</text:p>
          </table:table-cell>
          <table:table-cell office:value-type="string" calcext:value-type="string">
            <text:p>''</text:p>
          </table:table-cell>
          <table:table-cell table:formula="of:=[.B48]&amp;&quot; = '$&quot;&amp;[.B48]&amp;&quot;';&quot;" office:value-type="string" office:string-value="C35 = '$C35';" calcext:value-type="string">
            <text:p>C35 = '$C35';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C36</text:p>
          </table:table-cell>
          <table:table-cell table:formula="of:=&quot;'$&quot;&amp;[.B49]&amp;&quot;'&quot;" office:value-type="string" office:string-value="'$C36'" calcext:value-type="string">
            <text:p>'$C36'</text:p>
          </table:table-cell>
          <table:table-cell office:value-type="string" calcext:value-type="string">
            <text:p>''</text:p>
          </table:table-cell>
          <table:table-cell table:formula="of:=[.B49]&amp;&quot; = '$&quot;&amp;[.B49]&amp;&quot;';&quot;" office:value-type="string" office:string-value="C36 = '$C36';" calcext:value-type="string">
            <text:p>C36 = '$C36';</text:p>
          </table:table-cell>
          <table:table-cell table:number-columns-repeated="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C37</text:p>
          </table:table-cell>
          <table:table-cell table:formula="of:=&quot;'$&quot;&amp;[.B50]&amp;&quot;'&quot;" office:value-type="string" office:string-value="'$C37'" calcext:value-type="string">
            <text:p>'$C37'</text:p>
          </table:table-cell>
          <table:table-cell office:value-type="string" calcext:value-type="string">
            <text:p>''</text:p>
          </table:table-cell>
          <table:table-cell table:formula="of:=[.B50]&amp;&quot; = '$&quot;&amp;[.B50]&amp;&quot;';&quot;" office:value-type="string" office:string-value="C37 = '$C37';" calcext:value-type="string">
            <text:p>C37 = '$C37';</text:p>
          </table:table-cell>
          <table:table-cell table:number-columns-repeated="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C38</text:p>
          </table:table-cell>
          <table:table-cell table:formula="of:=&quot;'$&quot;&amp;[.B51]&amp;&quot;'&quot;" office:value-type="string" office:string-value="'$C38'" calcext:value-type="string">
            <text:p>'$C38'</text:p>
          </table:table-cell>
          <table:table-cell office:value-type="string" calcext:value-type="string">
            <text:p>''</text:p>
          </table:table-cell>
          <table:table-cell table:formula="of:=[.B51]&amp;&quot; = '$&quot;&amp;[.B51]&amp;&quot;';&quot;" office:value-type="string" office:string-value="C38 = '$C38';" calcext:value-type="string">
            <text:p>C38 = '$C38';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C39</text:p>
          </table:table-cell>
          <table:table-cell table:formula="of:=&quot;'$&quot;&amp;[.B52]&amp;&quot;'&quot;" office:value-type="string" office:string-value="'$C39'" calcext:value-type="string">
            <text:p>'$C39'</text:p>
          </table:table-cell>
          <table:table-cell office:value-type="string" calcext:value-type="string">
            <text:p>''</text:p>
          </table:table-cell>
          <table:table-cell table:formula="of:=[.B52]&amp;&quot; = '$&quot;&amp;[.B52]&amp;&quot;';&quot;" office:value-type="string" office:string-value="C39 = '$C39';" calcext:value-type="string">
            <text:p>C39 = '$C39';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otrasactividades</text:p>
          </table:table-cell>
          <table:table-cell table:formula="of:=&quot;'$&quot;&amp;[.B53]&amp;&quot;'&quot;" office:value-type="string" office:string-value="'$otrasactividades'" calcext:value-type="string">
            <text:p>'$otrasactividades'</text:p>
          </table:table-cell>
          <table:table-cell office:value-type="string" calcext:value-type="string">
            <text:p>''</text:p>
          </table:table-cell>
          <table:table-cell table:formula="of:=[.B53]&amp;&quot; = '$&quot;&amp;[.B53]&amp;&quot;';&quot;" office:value-type="string" office:string-value="otrasactividades = '$otrasactividades';" calcext:value-type="string">
            <text:p>otrasactividades = '$otrasactividades';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D1</text:p>
          </table:table-cell>
          <table:table-cell table:formula="of:=&quot;'$&quot;&amp;[.B54]&amp;&quot;'&quot;" office:value-type="string" office:string-value="'$D1'" calcext:value-type="string">
            <text:p>'$D1'</text:p>
          </table:table-cell>
          <table:table-cell office:value-type="string" calcext:value-type="string">
            <text:p>''</text:p>
          </table:table-cell>
          <table:table-cell table:formula="of:=[.B54]&amp;&quot; = '$&quot;&amp;[.B54]&amp;&quot;';&quot;" office:value-type="string" office:string-value="D1 = '$D1';" calcext:value-type="string">
            <text:p>D1 = '$D1';</text:p>
          </table:table-cell>
          <table:table-cell table:number-columns-repeated="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numeroD1</text:p>
          </table:table-cell>
          <table:table-cell table:formula="of:=&quot;'$&quot;&amp;[.B55]&amp;&quot;'&quot;" office:value-type="string" office:string-value="'$numeroD1'" calcext:value-type="string">
            <text:p>'$numeroD1'</text:p>
          </table:table-cell>
          <table:table-cell office:value-type="string" calcext:value-type="string">
            <text:p>''</text:p>
          </table:table-cell>
          <table:table-cell table:formula="of:=[.B55]&amp;&quot; = '$&quot;&amp;[.B55]&amp;&quot;';&quot;" office:value-type="string" office:string-value="numeroD1 = '$numeroD1';" calcext:value-type="string">
            <text:p>numeroD1 = '$numeroD1';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D2</text:p>
          </table:table-cell>
          <table:table-cell table:formula="of:=&quot;'$&quot;&amp;[.B56]&amp;&quot;'&quot;" office:value-type="string" office:string-value="'$D2'" calcext:value-type="string">
            <text:p>'$D2'</text:p>
          </table:table-cell>
          <table:table-cell office:value-type="string" calcext:value-type="string">
            <text:p>''</text:p>
          </table:table-cell>
          <table:table-cell table:formula="of:=[.B56]&amp;&quot; = '$&quot;&amp;[.B56]&amp;&quot;';&quot;" office:value-type="string" office:string-value="D2 = '$D2';" calcext:value-type="string">
            <text:p>D2 = '$D2';</text:p>
          </table:table-cell>
          <table:table-cell table:number-columns-repeated="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numeroD2</text:p>
          </table:table-cell>
          <table:table-cell table:formula="of:=&quot;'$&quot;&amp;[.B57]&amp;&quot;'&quot;" office:value-type="string" office:string-value="'$numeroD2'" calcext:value-type="string">
            <text:p>'$numeroD2'</text:p>
          </table:table-cell>
          <table:table-cell office:value-type="string" calcext:value-type="string">
            <text:p>''</text:p>
          </table:table-cell>
          <table:table-cell table:formula="of:=[.B57]&amp;&quot; = '$&quot;&amp;[.B57]&amp;&quot;';&quot;" office:value-type="string" office:string-value="numeroD2 = '$numeroD2';" calcext:value-type="string">
            <text:p>numeroD2 = '$numeroD2';</text:p>
          </table:table-cell>
          <table:table-cell table:number-columns-repeated="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D3</text:p>
          </table:table-cell>
          <table:table-cell table:formula="of:=&quot;'$&quot;&amp;[.B58]&amp;&quot;'&quot;" office:value-type="string" office:string-value="'$D3'" calcext:value-type="string">
            <text:p>'$D3'</text:p>
          </table:table-cell>
          <table:table-cell office:value-type="string" calcext:value-type="string">
            <text:p>''</text:p>
          </table:table-cell>
          <table:table-cell table:formula="of:=[.B58]&amp;&quot; = '$&quot;&amp;[.B58]&amp;&quot;';&quot;" office:value-type="string" office:string-value="D3 = '$D3';" calcext:value-type="string">
            <text:p>D3 = '$D3';</text:p>
          </table:table-cell>
          <table:table-cell table:number-columns-repeated="2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numeroD3</text:p>
          </table:table-cell>
          <table:table-cell table:formula="of:=&quot;'$&quot;&amp;[.B59]&amp;&quot;'&quot;" office:value-type="string" office:string-value="'$numeroD3'" calcext:value-type="string">
            <text:p>'$numeroD3'</text:p>
          </table:table-cell>
          <table:table-cell office:value-type="string" calcext:value-type="string">
            <text:p>''</text:p>
          </table:table-cell>
          <table:table-cell table:formula="of:=[.B59]&amp;&quot; = '$&quot;&amp;[.B59]&amp;&quot;';&quot;" office:value-type="string" office:string-value="numeroD3 = '$numeroD3';" calcext:value-type="string">
            <text:p>numeroD3 = '$numeroD3';</text:p>
          </table:table-cell>
          <table:table-cell table:number-columns-repeated="2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D4</text:p>
          </table:table-cell>
          <table:table-cell table:formula="of:=&quot;'$&quot;&amp;[.B60]&amp;&quot;'&quot;" office:value-type="string" office:string-value="'$D4'" calcext:value-type="string">
            <text:p>'$D4'</text:p>
          </table:table-cell>
          <table:table-cell office:value-type="string" calcext:value-type="string">
            <text:p>''</text:p>
          </table:table-cell>
          <table:table-cell table:formula="of:=[.B60]&amp;&quot; = '$&quot;&amp;[.B60]&amp;&quot;';&quot;" office:value-type="string" office:string-value="D4 = '$D4';" calcext:value-type="string">
            <text:p>D4 = '$D4';</text:p>
          </table:table-cell>
          <table:table-cell table:number-columns-repeated="2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numeroD4</text:p>
          </table:table-cell>
          <table:table-cell table:formula="of:=&quot;'$&quot;&amp;[.B61]&amp;&quot;'&quot;" office:value-type="string" office:string-value="'$numeroD4'" calcext:value-type="string">
            <text:p>'$numeroD4'</text:p>
          </table:table-cell>
          <table:table-cell office:value-type="string" calcext:value-type="string">
            <text:p>''</text:p>
          </table:table-cell>
          <table:table-cell table:formula="of:=[.B61]&amp;&quot; = '$&quot;&amp;[.B61]&amp;&quot;';&quot;" office:value-type="string" office:string-value="numeroD4 = '$numeroD4';" calcext:value-type="string">
            <text:p>numeroD4 = '$numeroD4';</text:p>
          </table:table-cell>
          <table:table-cell table:number-columns-repeated="2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D5</text:p>
          </table:table-cell>
          <table:table-cell table:formula="of:=&quot;'$&quot;&amp;[.B62]&amp;&quot;'&quot;" office:value-type="string" office:string-value="'$D5'" calcext:value-type="string">
            <text:p>'$D5'</text:p>
          </table:table-cell>
          <table:table-cell office:value-type="string" calcext:value-type="string">
            <text:p>''</text:p>
          </table:table-cell>
          <table:table-cell table:formula="of:=[.B62]&amp;&quot; = '$&quot;&amp;[.B62]&amp;&quot;';&quot;" office:value-type="string" office:string-value="D5 = '$D5';" calcext:value-type="string">
            <text:p>D5 = '$D5';</text:p>
          </table:table-cell>
          <table:table-cell table:number-columns-repeated="2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numeroD5</text:p>
          </table:table-cell>
          <table:table-cell table:formula="of:=&quot;'$&quot;&amp;[.B63]&amp;&quot;'&quot;" office:value-type="string" office:string-value="'$numeroD5'" calcext:value-type="string">
            <text:p>'$numeroD5'</text:p>
          </table:table-cell>
          <table:table-cell office:value-type="string" calcext:value-type="string">
            <text:p>''</text:p>
          </table:table-cell>
          <table:table-cell table:formula="of:=[.B63]&amp;&quot; = '$&quot;&amp;[.B63]&amp;&quot;';&quot;" office:value-type="string" office:string-value="numeroD5 = '$numeroD5';" calcext:value-type="string">
            <text:p>numeroD5 = '$numeroD5';</text:p>
          </table:table-cell>
          <table:table-cell table:number-columns-repeated="2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D6</text:p>
          </table:table-cell>
          <table:table-cell table:formula="of:=&quot;'$&quot;&amp;[.B64]&amp;&quot;'&quot;" office:value-type="string" office:string-value="'$D6'" calcext:value-type="string">
            <text:p>'$D6'</text:p>
          </table:table-cell>
          <table:table-cell office:value-type="string" calcext:value-type="string">
            <text:p>''</text:p>
          </table:table-cell>
          <table:table-cell table:formula="of:=[.B64]&amp;&quot; = '$&quot;&amp;[.B64]&amp;&quot;';&quot;" office:value-type="string" office:string-value="D6 = '$D6';" calcext:value-type="string">
            <text:p>D6 = '$D6';</text:p>
          </table:table-cell>
          <table:table-cell table:number-columns-repeated="2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numeroD6</text:p>
          </table:table-cell>
          <table:table-cell table:formula="of:=&quot;'$&quot;&amp;[.B65]&amp;&quot;'&quot;" office:value-type="string" office:string-value="'$numeroD6'" calcext:value-type="string">
            <text:p>'$numeroD6'</text:p>
          </table:table-cell>
          <table:table-cell office:value-type="string" calcext:value-type="string">
            <text:p>''</text:p>
          </table:table-cell>
          <table:table-cell table:formula="of:=[.B65]&amp;&quot; = '$&quot;&amp;[.B65]&amp;&quot;';&quot;" office:value-type="string" office:string-value="numeroD6 = '$numeroD6';" calcext:value-type="string">
            <text:p>numeroD6 = '$numeroD6';</text:p>
          </table:table-cell>
          <table:table-cell table:number-columns-repeated="2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D7</text:p>
          </table:table-cell>
          <table:table-cell table:formula="of:=&quot;'$&quot;&amp;[.B66]&amp;&quot;'&quot;" office:value-type="string" office:string-value="'$D7'" calcext:value-type="string">
            <text:p>'$D7'</text:p>
          </table:table-cell>
          <table:table-cell office:value-type="string" calcext:value-type="string">
            <text:p>''</text:p>
          </table:table-cell>
          <table:table-cell table:formula="of:=[.B66]&amp;&quot; = '$&quot;&amp;[.B66]&amp;&quot;';&quot;" office:value-type="string" office:string-value="D7 = '$D7';" calcext:value-type="string">
            <text:p>D7 = '$D7';</text:p>
          </table:table-cell>
          <table:table-cell table:number-columns-repeated="2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numeroD7</text:p>
          </table:table-cell>
          <table:table-cell table:formula="of:=&quot;'$&quot;&amp;[.B67]&amp;&quot;'&quot;" office:value-type="string" office:string-value="'$numeroD7'" calcext:value-type="string">
            <text:p>'$numeroD7'</text:p>
          </table:table-cell>
          <table:table-cell office:value-type="string" calcext:value-type="string">
            <text:p>''</text:p>
          </table:table-cell>
          <table:table-cell table:formula="of:=[.B67]&amp;&quot; = '$&quot;&amp;[.B67]&amp;&quot;';&quot;" office:value-type="string" office:string-value="numeroD7 = '$numeroD7';" calcext:value-type="string">
            <text:p>numeroD7 = '$numeroD7';</text:p>
          </table:table-cell>
          <table:table-cell table:number-columns-repeated="2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D8</text:p>
          </table:table-cell>
          <table:table-cell table:formula="of:=&quot;'$&quot;&amp;[.B68]&amp;&quot;'&quot;" office:value-type="string" office:string-value="'$D8'" calcext:value-type="string">
            <text:p>'$D8'</text:p>
          </table:table-cell>
          <table:table-cell office:value-type="string" calcext:value-type="string">
            <text:p>''</text:p>
          </table:table-cell>
          <table:table-cell table:formula="of:=[.B68]&amp;&quot; = '$&quot;&amp;[.B68]&amp;&quot;';&quot;" office:value-type="string" office:string-value="D8 = '$D8';" calcext:value-type="string">
            <text:p>D8 = '$D8';</text:p>
          </table:table-cell>
          <table:table-cell table:number-columns-repeated="2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numeroD8</text:p>
          </table:table-cell>
          <table:table-cell table:formula="of:=&quot;'$&quot;&amp;[.B69]&amp;&quot;'&quot;" office:value-type="string" office:string-value="'$numeroD8'" calcext:value-type="string">
            <text:p>'$numeroD8'</text:p>
          </table:table-cell>
          <table:table-cell office:value-type="string" calcext:value-type="string">
            <text:p>''</text:p>
          </table:table-cell>
          <table:table-cell table:formula="of:=[.B69]&amp;&quot; = '$&quot;&amp;[.B69]&amp;&quot;';&quot;" office:value-type="string" office:string-value="numeroD8 = '$numeroD8';" calcext:value-type="string">
            <text:p>numeroD8 = '$numeroD8';</text:p>
          </table:table-cell>
          <table:table-cell table:number-columns-repeated="2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D9</text:p>
          </table:table-cell>
          <table:table-cell table:formula="of:=&quot;'$&quot;&amp;[.B70]&amp;&quot;'&quot;" office:value-type="string" office:string-value="'$D9'" calcext:value-type="string">
            <text:p>'$D9'</text:p>
          </table:table-cell>
          <table:table-cell office:value-type="string" calcext:value-type="string">
            <text:p>''</text:p>
          </table:table-cell>
          <table:table-cell table:formula="of:=[.B70]&amp;&quot; = '$&quot;&amp;[.B70]&amp;&quot;';&quot;" office:value-type="string" office:string-value="D9 = '$D9';" calcext:value-type="string">
            <text:p>D9 = '$D9';</text:p>
          </table:table-cell>
          <table:table-cell table:number-columns-repeated="2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numeroD9</text:p>
          </table:table-cell>
          <table:table-cell table:formula="of:=&quot;'$&quot;&amp;[.B71]&amp;&quot;'&quot;" office:value-type="string" office:string-value="'$numeroD9'" calcext:value-type="string">
            <text:p>'$numeroD9'</text:p>
          </table:table-cell>
          <table:table-cell office:value-type="string" calcext:value-type="string">
            <text:p>''</text:p>
          </table:table-cell>
          <table:table-cell table:formula="of:=[.B71]&amp;&quot; = '$&quot;&amp;[.B71]&amp;&quot;';&quot;" office:value-type="string" office:string-value="numeroD9 = '$numeroD9';" calcext:value-type="string">
            <text:p>numeroD9 = '$numeroD9';</text:p>
          </table:table-cell>
          <table:table-cell table:number-columns-repeated="2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D10</text:p>
          </table:table-cell>
          <table:table-cell table:formula="of:=&quot;'$&quot;&amp;[.B72]&amp;&quot;'&quot;" office:value-type="string" office:string-value="'$D10'" calcext:value-type="string">
            <text:p>'$D10'</text:p>
          </table:table-cell>
          <table:table-cell office:value-type="string" calcext:value-type="string">
            <text:p>''</text:p>
          </table:table-cell>
          <table:table-cell table:formula="of:=[.B72]&amp;&quot; = '$&quot;&amp;[.B72]&amp;&quot;';&quot;" office:value-type="string" office:string-value="D10 = '$D10';" calcext:value-type="string">
            <text:p>D10 = '$D10';</text:p>
          </table:table-cell>
          <table:table-cell table:number-columns-repeated="2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numeroD10</text:p>
          </table:table-cell>
          <table:table-cell table:formula="of:=&quot;'$&quot;&amp;[.B73]&amp;&quot;'&quot;" office:value-type="string" office:string-value="'$numeroD10'" calcext:value-type="string">
            <text:p>'$numeroD10'</text:p>
          </table:table-cell>
          <table:table-cell office:value-type="string" calcext:value-type="string">
            <text:p>''</text:p>
          </table:table-cell>
          <table:table-cell table:formula="of:=[.B73]&amp;&quot; = '$&quot;&amp;[.B73]&amp;&quot;';&quot;" office:value-type="string" office:string-value="numeroD10 = '$numeroD10';" calcext:value-type="string">
            <text:p>numeroD10 = '$numeroD10';</text:p>
          </table:table-cell>
          <table:table-cell table:number-columns-repeated="2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D11</text:p>
          </table:table-cell>
          <table:table-cell table:formula="of:=&quot;'$&quot;&amp;[.B74]&amp;&quot;'&quot;" office:value-type="string" office:string-value="'$D11'" calcext:value-type="string">
            <text:p>'$D11'</text:p>
          </table:table-cell>
          <table:table-cell office:value-type="string" calcext:value-type="string">
            <text:p>''</text:p>
          </table:table-cell>
          <table:table-cell table:formula="of:=[.B74]&amp;&quot; = '$&quot;&amp;[.B74]&amp;&quot;';&quot;" office:value-type="string" office:string-value="D11 = '$D11';" calcext:value-type="string">
            <text:p>D11 = '$D11';</text:p>
          </table:table-cell>
          <table:table-cell table:number-columns-repeated="2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numeroD11</text:p>
          </table:table-cell>
          <table:table-cell table:formula="of:=&quot;'$&quot;&amp;[.B75]&amp;&quot;'&quot;" office:value-type="string" office:string-value="'$numeroD11'" calcext:value-type="string">
            <text:p>'$numeroD11'</text:p>
          </table:table-cell>
          <table:table-cell office:value-type="string" calcext:value-type="string">
            <text:p>''</text:p>
          </table:table-cell>
          <table:table-cell table:formula="of:=[.B75]&amp;&quot; = '$&quot;&amp;[.B75]&amp;&quot;';&quot;" office:value-type="string" office:string-value="numeroD11 = '$numeroD11';" calcext:value-type="string">
            <text:p>numeroD11 = '$numeroD11';</text:p>
          </table:table-cell>
          <table:table-cell table:number-columns-repeated="2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D12</text:p>
          </table:table-cell>
          <table:table-cell table:formula="of:=&quot;'$&quot;&amp;[.B76]&amp;&quot;'&quot;" office:value-type="string" office:string-value="'$D12'" calcext:value-type="string">
            <text:p>'$D12'</text:p>
          </table:table-cell>
          <table:table-cell office:value-type="string" calcext:value-type="string">
            <text:p>''</text:p>
          </table:table-cell>
          <table:table-cell table:formula="of:=[.B76]&amp;&quot; = '$&quot;&amp;[.B76]&amp;&quot;';&quot;" office:value-type="string" office:string-value="D12 = '$D12';" calcext:value-type="string">
            <text:p>D12 = '$D12';</text:p>
          </table:table-cell>
          <table:table-cell table:number-columns-repeated="2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numeroD12</text:p>
          </table:table-cell>
          <table:table-cell table:formula="of:=&quot;'$&quot;&amp;[.B77]&amp;&quot;'&quot;" office:value-type="string" office:string-value="'$numeroD12'" calcext:value-type="string">
            <text:p>'$numeroD12'</text:p>
          </table:table-cell>
          <table:table-cell office:value-type="string" calcext:value-type="string">
            <text:p>''</text:p>
          </table:table-cell>
          <table:table-cell table:formula="of:=[.B77]&amp;&quot; = '$&quot;&amp;[.B77]&amp;&quot;';&quot;" office:value-type="string" office:string-value="numeroD12 = '$numeroD12';" calcext:value-type="string">
            <text:p>numeroD12 = '$numeroD12';</text:p>
          </table:table-cell>
          <table:table-cell table:number-columns-repeated="2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D13</text:p>
          </table:table-cell>
          <table:table-cell table:formula="of:=&quot;'$&quot;&amp;[.B78]&amp;&quot;'&quot;" office:value-type="string" office:string-value="'$D13'" calcext:value-type="string">
            <text:p>'$D13'</text:p>
          </table:table-cell>
          <table:table-cell office:value-type="string" calcext:value-type="string">
            <text:p>''</text:p>
          </table:table-cell>
          <table:table-cell table:formula="of:=[.B78]&amp;&quot; = '$&quot;&amp;[.B78]&amp;&quot;';&quot;" office:value-type="string" office:string-value="D13 = '$D13';" calcext:value-type="string">
            <text:p>D13 = '$D13';</text:p>
          </table:table-cell>
          <table:table-cell table:number-columns-repeated="2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numeroD13</text:p>
          </table:table-cell>
          <table:table-cell table:formula="of:=&quot;'$&quot;&amp;[.B79]&amp;&quot;'&quot;" office:value-type="string" office:string-value="'$numeroD13'" calcext:value-type="string">
            <text:p>'$numeroD13'</text:p>
          </table:table-cell>
          <table:table-cell office:value-type="string" calcext:value-type="string">
            <text:p>''</text:p>
          </table:table-cell>
          <table:table-cell table:formula="of:=[.B79]&amp;&quot; = '$&quot;&amp;[.B79]&amp;&quot;';&quot;" office:value-type="string" office:string-value="numeroD13 = '$numeroD13';" calcext:value-type="string">
            <text:p>numeroD13 = '$numeroD13';</text:p>
          </table:table-cell>
          <table:table-cell table:number-columns-repeated="2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D14</text:p>
          </table:table-cell>
          <table:table-cell table:formula="of:=&quot;'$&quot;&amp;[.B80]&amp;&quot;'&quot;" office:value-type="string" office:string-value="'$D14'" calcext:value-type="string">
            <text:p>'$D14'</text:p>
          </table:table-cell>
          <table:table-cell office:value-type="string" calcext:value-type="string">
            <text:p>''</text:p>
          </table:table-cell>
          <table:table-cell table:formula="of:=[.B80]&amp;&quot; = '$&quot;&amp;[.B80]&amp;&quot;';&quot;" office:value-type="string" office:string-value="D14 = '$D14';" calcext:value-type="string">
            <text:p>D14 = '$D14';</text:p>
          </table:table-cell>
          <table:table-cell table:number-columns-repeated="2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numeroD14</text:p>
          </table:table-cell>
          <table:table-cell table:formula="of:=&quot;'$&quot;&amp;[.B81]&amp;&quot;'&quot;" office:value-type="string" office:string-value="'$numeroD14'" calcext:value-type="string">
            <text:p>'$numeroD14'</text:p>
          </table:table-cell>
          <table:table-cell office:value-type="string" calcext:value-type="string">
            <text:p>''</text:p>
          </table:table-cell>
          <table:table-cell table:formula="of:=[.B81]&amp;&quot; = '$&quot;&amp;[.B81]&amp;&quot;';&quot;" office:value-type="string" office:string-value="numeroD14 = '$numeroD14';" calcext:value-type="string">
            <text:p>numeroD14 = '$numeroD14';</text:p>
          </table:table-cell>
          <table:table-cell table:number-columns-repeated="2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D15</text:p>
          </table:table-cell>
          <table:table-cell table:formula="of:=&quot;'$&quot;&amp;[.B82]&amp;&quot;'&quot;" office:value-type="string" office:string-value="'$D15'" calcext:value-type="string">
            <text:p>'$D15'</text:p>
          </table:table-cell>
          <table:table-cell office:value-type="string" calcext:value-type="string">
            <text:p>''</text:p>
          </table:table-cell>
          <table:table-cell table:formula="of:=[.B82]&amp;&quot; = '$&quot;&amp;[.B82]&amp;&quot;';&quot;" office:value-type="string" office:string-value="D15 = '$D15';" calcext:value-type="string">
            <text:p>D15 = '$D15';</text:p>
          </table:table-cell>
          <table:table-cell table:number-columns-repeated="2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numeroD15</text:p>
          </table:table-cell>
          <table:table-cell table:formula="of:=&quot;'$&quot;&amp;[.B83]&amp;&quot;'&quot;" office:value-type="string" office:string-value="'$numeroD15'" calcext:value-type="string">
            <text:p>'$numeroD15'</text:p>
          </table:table-cell>
          <table:table-cell office:value-type="string" calcext:value-type="string">
            <text:p>''</text:p>
          </table:table-cell>
          <table:table-cell table:formula="of:=[.B83]&amp;&quot; = '$&quot;&amp;[.B83]&amp;&quot;';&quot;" office:value-type="string" office:string-value="numeroD15 = '$numeroD15';" calcext:value-type="string">
            <text:p>numeroD15 = '$numeroD15';</text:p>
          </table:table-cell>
          <table:table-cell table:number-columns-repeated="2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D16</text:p>
          </table:table-cell>
          <table:table-cell table:formula="of:=&quot;'$&quot;&amp;[.B84]&amp;&quot;'&quot;" office:value-type="string" office:string-value="'$D16'" calcext:value-type="string">
            <text:p>'$D16'</text:p>
          </table:table-cell>
          <table:table-cell office:value-type="string" calcext:value-type="string">
            <text:p>''</text:p>
          </table:table-cell>
          <table:table-cell table:formula="of:=[.B84]&amp;&quot; = '$&quot;&amp;[.B84]&amp;&quot;';&quot;" office:value-type="string" office:string-value="D16 = '$D16';" calcext:value-type="string">
            <text:p>D16 = '$D16';</text:p>
          </table:table-cell>
          <table:table-cell table:number-columns-repeated="2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numeroD16</text:p>
          </table:table-cell>
          <table:table-cell table:formula="of:=&quot;'$&quot;&amp;[.B85]&amp;&quot;'&quot;" office:value-type="string" office:string-value="'$numeroD16'" calcext:value-type="string">
            <text:p>'$numeroD16'</text:p>
          </table:table-cell>
          <table:table-cell office:value-type="string" calcext:value-type="string">
            <text:p>''</text:p>
          </table:table-cell>
          <table:table-cell table:formula="of:=[.B85]&amp;&quot; = '$&quot;&amp;[.B85]&amp;&quot;';&quot;" office:value-type="string" office:string-value="numeroD16 = '$numeroD16';" calcext:value-type="string">
            <text:p>numeroD16 = '$numeroD16';</text:p>
          </table:table-cell>
          <table:table-cell table:number-columns-repeated="2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precauciones</text:p>
          </table:table-cell>
          <table:table-cell table:formula="of:=&quot;'$&quot;&amp;[.B86]&amp;&quot;'&quot;" office:value-type="string" office:string-value="'$precauciones'" calcext:value-type="string">
            <text:p>'$precauciones'</text:p>
          </table:table-cell>
          <table:table-cell office:value-type="string" calcext:value-type="string">
            <text:p>''</text:p>
          </table:table-cell>
          <table:table-cell table:formula="of:=[.B86]&amp;&quot; = '$&quot;&amp;[.B86]&amp;&quot;';&quot;" office:value-type="string" office:string-value="precauciones = '$precauciones';" calcext:value-type="string">
            <text:p>precauciones = '$precauciones';</text:p>
          </table:table-cell>
          <table:table-cell table:number-columns-repeated="2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empleado</text:p>
          </table:table-cell>
          <table:table-cell table:formula="of:=&quot;'$&quot;&amp;[.B87]&amp;&quot;'&quot;" office:value-type="string" office:string-value="'$empleado'" calcext:value-type="string">
            <text:p>'$empleado'</text:p>
          </table:table-cell>
          <table:table-cell office:value-type="string" calcext:value-type="string">
            <text:p>''</text:p>
          </table:table-cell>
          <table:table-cell table:formula="of:=[.B87]&amp;&quot; = '$&quot;&amp;[.B87]&amp;&quot;';&quot;" office:value-type="string" office:string-value="empleado = '$empleado';" calcext:value-type="string">
            <text:p>empleado = '$empleado';</text:p>
          </table:table-cell>
          <table:table-cell table:number-columns-repeated="2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companiacp</text:p>
          </table:table-cell>
          <table:table-cell table:formula="of:=&quot;'$&quot;&amp;[.B88]&amp;&quot;'&quot;" office:value-type="string" office:string-value="'$companiacp'" calcext:value-type="string">
            <text:p>'$companiacp'</text:p>
          </table:table-cell>
          <table:table-cell office:value-type="string" calcext:value-type="string">
            <text:p>''</text:p>
          </table:table-cell>
          <table:table-cell table:formula="of:=[.B88]&amp;&quot; = '$&quot;&amp;[.B88]&amp;&quot;';&quot;" office:value-type="string" office:string-value="companiacp = '$companiacp';" calcext:value-type="string">
            <text:p>companiacp = '$companiacp';</text:p>
          </table:table-cell>
          <table:table-cell table:number-columns-repeated="2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companiact</text:p>
          </table:table-cell>
          <table:table-cell table:formula="of:=&quot;'$&quot;&amp;[.B89]&amp;&quot;'&quot;" office:value-type="string" office:string-value="'$companiact'" calcext:value-type="string">
            <text:p>'$companiact'</text:p>
          </table:table-cell>
          <table:table-cell office:value-type="string" calcext:value-type="string">
            <text:p>''</text:p>
          </table:table-cell>
          <table:table-cell table:formula="of:=[.B89]&amp;&quot; = '$&quot;&amp;[.B89]&amp;&quot;';&quot;" office:value-type="string" office:string-value="companiact = '$companiact';" calcext:value-type="string">
            <text:p>companiact = '$companiact';</text:p>
          </table:table-cell>
          <table:table-cell table:number-columns-repeated="2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ejecutorG</text:p>
          </table:table-cell>
          <table:table-cell table:formula="of:=&quot;'$&quot;&amp;[.B90]&amp;&quot;'&quot;" office:value-type="string" office:string-value="'$ejecutorG'" calcext:value-type="string">
            <text:p>'$ejecutorG'</text:p>
          </table:table-cell>
          <table:table-cell office:value-type="string" calcext:value-type="string">
            <text:p>''</text:p>
          </table:table-cell>
          <table:table-cell table:formula="of:=[.B90]&amp;&quot; = '$&quot;&amp;[.B90]&amp;&quot;';&quot;" office:value-type="string" office:string-value="ejecutorG = '$ejecutorG';" calcext:value-type="string">
            <text:p>ejecutorG = '$ejecutorG';</text:p>
          </table:table-cell>
          <table:table-cell table:number-columns-repeated="2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fechaejecG</text:p>
          </table:table-cell>
          <table:table-cell table:formula="of:=&quot;'$&quot;&amp;[.B91]&amp;&quot;'&quot;" office:value-type="string" office:string-value="'$fechaejecG'" calcext:value-type="string">
            <text:p>'$fechaejecG'</text:p>
          </table:table-cell>
          <table:table-cell table:style-name="ce4" office:value-type="string" calcext:value-type="string">
            <text:p>'2020-04-01'</text:p>
          </table:table-cell>
          <table:table-cell table:formula="of:=[.B91]&amp;&quot; = '$&quot;&amp;[.B91]&amp;&quot;';&quot;" office:value-type="string" office:string-value="fechaejecG = '$fechaejecG';" calcext:value-type="string">
            <text:p>fechaejecG = '$fechaejecG';</text:p>
          </table:table-cell>
          <table:table-cell table:number-columns-repeated="2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horaejecG</text:p>
          </table:table-cell>
          <table:table-cell table:formula="of:=&quot;'$&quot;&amp;[.B92]&amp;&quot;'&quot;" office:value-type="string" office:string-value="'$horaejecG'" calcext:value-type="string">
            <text:p>'$horaejecG'</text:p>
          </table:table-cell>
          <table:table-cell office:value-type="string" calcext:value-type="string">
            <text:p>''</text:p>
          </table:table-cell>
          <table:table-cell table:formula="of:=[.B92]&amp;&quot; = '$&quot;&amp;[.B92]&amp;&quot;';&quot;" office:value-type="string" office:string-value="horaejecG = '$horaejecG';" calcext:value-type="string">
            <text:p>horaejecG = '$horaejecG';</text:p>
          </table:table-cell>
          <table:table-cell table:number-columns-repeated="2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inspectorG</text:p>
          </table:table-cell>
          <table:table-cell table:formula="of:=&quot;'$&quot;&amp;[.B93]&amp;&quot;'&quot;" office:value-type="string" office:string-value="'$inspectorG'" calcext:value-type="string">
            <text:p>'$inspectorG'</text:p>
          </table:table-cell>
          <table:table-cell office:value-type="string" calcext:value-type="string">
            <text:p>''</text:p>
          </table:table-cell>
          <table:table-cell table:formula="of:=[.B93]&amp;&quot; = '$&quot;&amp;[.B93]&amp;&quot;';&quot;" office:value-type="string" office:string-value="inspectorG = '$inspectorG';" calcext:value-type="string">
            <text:p>inspectorG = '$inspectorG';</text:p>
          </table:table-cell>
          <table:table-cell table:number-columns-repeated="2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fechainspG</text:p>
          </table:table-cell>
          <table:table-cell table:formula="of:=&quot;'$&quot;&amp;[.B94]&amp;&quot;'&quot;" office:value-type="string" office:string-value="'$fechainspG'" calcext:value-type="string">
            <text:p>'$fechainspG'</text:p>
          </table:table-cell>
          <table:table-cell table:style-name="ce4" office:value-type="string" calcext:value-type="string">
            <text:p>'2020-04-01'</text:p>
          </table:table-cell>
          <table:table-cell table:formula="of:=[.B94]&amp;&quot; = '$&quot;&amp;[.B94]&amp;&quot;';&quot;" office:value-type="string" office:string-value="fechainspG = '$fechainspG';" calcext:value-type="string">
            <text:p>fechainspG = '$fechainspG';</text:p>
          </table:table-cell>
          <table:table-cell table:number-columns-repeated="2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horainspG</text:p>
          </table:table-cell>
          <table:table-cell table:formula="of:=&quot;'$&quot;&amp;[.B95]&amp;&quot;'&quot;" office:value-type="string" office:string-value="'$horainspG'" calcext:value-type="string">
            <text:p>'$horainspG'</text:p>
          </table:table-cell>
          <table:table-cell office:value-type="string" calcext:value-type="string">
            <text:p>''</text:p>
          </table:table-cell>
          <table:table-cell table:formula="of:=[.B95]&amp;&quot; = '$&quot;&amp;[.B95]&amp;&quot;';&quot;" office:value-type="string" office:string-value="horainspG = '$horainspG';" calcext:value-type="string">
            <text:p>horainspG = '$horainspG';</text:p>
          </table:table-cell>
          <table:table-cell table:number-columns-repeated="2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docum_adic</text:p>
          </table:table-cell>
          <table:table-cell table:formula="of:=&quot;'$&quot;&amp;[.B96]&amp;&quot;'&quot;" office:value-type="string" office:string-value="'$docum_adic'" calcext:value-type="string">
            <text:p>'$docum_adic'</text:p>
          </table:table-cell>
          <table:table-cell office:value-type="string" calcext:value-type="string">
            <text:p>''</text:p>
          </table:table-cell>
          <table:table-cell table:formula="of:=[.B96]&amp;&quot; = '$&quot;&amp;[.B96]&amp;&quot;';&quot;" office:value-type="string" office:string-value="docum_adic = '$docum_adic';" calcext:value-type="string">
            <text:p>docum_adic = '$docum_adic';</text:p>
          </table:table-cell>
          <table:table-cell table:number-columns-repeated="2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cantidad</text:p>
          </table:table-cell>
          <table:table-cell table:formula="of:=&quot;'$&quot;&amp;[.B97]&amp;&quot;'&quot;" office:value-type="string" office:string-value="'$cantidad'" calcext:value-type="string">
            <text:p>'$cantidad'</text:p>
          </table:table-cell>
          <table:table-cell office:value-type="string" calcext:value-type="string">
            <text:p>''</text:p>
          </table:table-cell>
          <table:table-cell table:formula="of:=[.B97]&amp;&quot; = '$&quot;&amp;[.B97]&amp;&quot;';&quot;" office:value-type="string" office:string-value="cantidad = '$cantidad';" calcext:value-type="string">
            <text:p>cantidad = '$cantidad';</text:p>
          </table:table-cell>
          <table:table-cell table:number-columns-repeated="2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nombre1</text:p>
          </table:table-cell>
          <table:table-cell table:formula="of:=&quot;'$&quot;&amp;[.B98]&amp;&quot;'&quot;" office:value-type="string" office:string-value="'$nombre1'" calcext:value-type="string">
            <text:p>'$nombre1'</text:p>
          </table:table-cell>
          <table:table-cell office:value-type="string" calcext:value-type="string">
            <text:p>''</text:p>
          </table:table-cell>
          <table:table-cell table:formula="of:=[.B98]&amp;&quot; = '$&quot;&amp;[.B98]&amp;&quot;';&quot;" office:value-type="string" office:string-value="nombre1 = '$nombre1';" calcext:value-type="string">
            <text:p>nombre1 = '$nombre1';</text:p>
          </table:table-cell>
          <table:table-cell table:number-columns-repeated="2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nombre2</text:p>
          </table:table-cell>
          <table:table-cell table:formula="of:=&quot;'$&quot;&amp;[.B99]&amp;&quot;'&quot;" office:value-type="string" office:string-value="'$nombre2'" calcext:value-type="string">
            <text:p>'$nombre2'</text:p>
          </table:table-cell>
          <table:table-cell office:value-type="string" calcext:value-type="string">
            <text:p>''</text:p>
          </table:table-cell>
          <table:table-cell table:formula="of:=[.B99]&amp;&quot; = '$&quot;&amp;[.B99]&amp;&quot;';&quot;" office:value-type="string" office:string-value="nombre2 = '$nombre2';" calcext:value-type="string">
            <text:p>nombre2 = '$nombre2';</text:p>
          </table:table-cell>
          <table:table-cell table:number-columns-repeated="2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nombre3</text:p>
          </table:table-cell>
          <table:table-cell table:formula="of:=&quot;'$&quot;&amp;[.B100]&amp;&quot;'&quot;" office:value-type="string" office:string-value="'$nombre3'" calcext:value-type="string">
            <text:p>'$nombre3'</text:p>
          </table:table-cell>
          <table:table-cell office:value-type="string" calcext:value-type="string">
            <text:p>''</text:p>
          </table:table-cell>
          <table:table-cell table:formula="of:=[.B100]&amp;&quot; = '$&quot;&amp;[.B100]&amp;&quot;';&quot;" office:value-type="string" office:string-value="nombre3 = '$nombre3';" calcext:value-type="string">
            <text:p>nombre3 = '$nombre3';</text:p>
          </table:table-cell>
          <table:table-cell table:number-columns-repeated="2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nombre4</text:p>
          </table:table-cell>
          <table:table-cell table:formula="of:=&quot;'$&quot;&amp;[.B101]&amp;&quot;'&quot;" office:value-type="string" office:string-value="'$nombre4'" calcext:value-type="string">
            <text:p>'$nombre4'</text:p>
          </table:table-cell>
          <table:table-cell office:value-type="string" calcext:value-type="string">
            <text:p>''</text:p>
          </table:table-cell>
          <table:table-cell table:formula="of:=[.B101]&amp;&quot; = '$&quot;&amp;[.B101]&amp;&quot;';&quot;" office:value-type="string" office:string-value="nombre4 = '$nombre4';" calcext:value-type="string">
            <text:p>nombre4 = '$nombre4';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nombre5</text:p>
          </table:table-cell>
          <table:table-cell table:formula="of:=&quot;'$&quot;&amp;[.B102]&amp;&quot;'&quot;" office:value-type="string" office:string-value="'$nombre5'" calcext:value-type="string">
            <text:p>'$nombre5'</text:p>
          </table:table-cell>
          <table:table-cell office:value-type="string" calcext:value-type="string">
            <text:p>''</text:p>
          </table:table-cell>
          <table:table-cell table:formula="of:=[.B102]&amp;&quot; = '$&quot;&amp;[.B102]&amp;&quot;';&quot;" office:value-type="string" office:string-value="nombre5 = '$nombre5';" calcext:value-type="string">
            <text:p>nombre5 = '$nombre5';</text:p>
          </table:table-cell>
          <table:table-cell table:number-columns-repeated="2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nombre6</text:p>
          </table:table-cell>
          <table:table-cell table:formula="of:=&quot;'$&quot;&amp;[.B103]&amp;&quot;'&quot;" office:value-type="string" office:string-value="'$nombre6'" calcext:value-type="string">
            <text:p>'$nombre6'</text:p>
          </table:table-cell>
          <table:table-cell office:value-type="string" calcext:value-type="string">
            <text:p>''</text:p>
          </table:table-cell>
          <table:table-cell table:formula="of:=[.B103]&amp;&quot; = '$&quot;&amp;[.B103]&amp;&quot;';&quot;" office:value-type="string" office:string-value="nombre6 = '$nombre6';" calcext:value-type="string">
            <text:p>nombre6 = '$nombre6';</text:p>
          </table:table-cell>
          <table:table-cell table:number-columns-repeated="2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nombre7</text:p>
          </table:table-cell>
          <table:table-cell table:formula="of:=&quot;'$&quot;&amp;[.B104]&amp;&quot;'&quot;" office:value-type="string" office:string-value="'$nombre7'" calcext:value-type="string">
            <text:p>'$nombre7'</text:p>
          </table:table-cell>
          <table:table-cell office:value-type="string" calcext:value-type="string">
            <text:p>''</text:p>
          </table:table-cell>
          <table:table-cell table:formula="of:=[.B104]&amp;&quot; = '$&quot;&amp;[.B104]&amp;&quot;';&quot;" office:value-type="string" office:string-value="nombre7 = '$nombre7';" calcext:value-type="string">
            <text:p>nombre7 = '$nombre7';</text:p>
          </table:table-cell>
          <table:table-cell table:number-columns-repeated="2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aprobadorH</text:p>
          </table:table-cell>
          <table:table-cell table:formula="of:=&quot;'$&quot;&amp;[.B105]&amp;&quot;'&quot;" office:value-type="string" office:string-value="'$aprobadorH'" calcext:value-type="string">
            <text:p>'$aprobadorH'</text:p>
          </table:table-cell>
          <table:table-cell office:value-type="string" calcext:value-type="string">
            <text:p>''</text:p>
          </table:table-cell>
          <table:table-cell table:formula="of:=[.B105]&amp;&quot; = '$&quot;&amp;[.B105]&amp;&quot;';&quot;" office:value-type="string" office:string-value="aprobadorH = '$aprobadorH';" calcext:value-type="string">
            <text:p>aprobadorH = '$aprobadorH';</text:p>
          </table:table-cell>
          <table:table-cell table:number-columns-repeated="2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fechaaprobH</text:p>
          </table:table-cell>
          <table:table-cell table:formula="of:=&quot;'$&quot;&amp;[.B106]&amp;&quot;'&quot;" office:value-type="string" office:string-value="'$fechaaprobH'" calcext:value-type="string">
            <text:p>'$fechaaprobH'</text:p>
          </table:table-cell>
          <table:table-cell table:style-name="ce4" office:value-type="string" calcext:value-type="string">
            <text:p>'2020-04-01'</text:p>
          </table:table-cell>
          <table:table-cell table:formula="of:=[.B106]&amp;&quot; = '$&quot;&amp;[.B106]&amp;&quot;';&quot;" office:value-type="string" office:string-value="fechaaprobH = '$fechaaprobH';" calcext:value-type="string">
            <text:p>fechaaprobH = '$fechaaprobH';</text:p>
          </table:table-cell>
          <table:table-cell table:number-columns-repeated="2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horaaprobH</text:p>
          </table:table-cell>
          <table:table-cell table:formula="of:=&quot;'$&quot;&amp;[.B107]&amp;&quot;'&quot;" office:value-type="string" office:string-value="'$horaaprobH'" calcext:value-type="string">
            <text:p>'$horaaprobH'</text:p>
          </table:table-cell>
          <table:table-cell office:value-type="string" calcext:value-type="string">
            <text:p>''</text:p>
          </table:table-cell>
          <table:table-cell table:formula="of:=[.B107]&amp;&quot; = '$&quot;&amp;[.B107]&amp;&quot;';&quot;" office:value-type="string" office:string-value="horaaprobH = '$horaaprobH';" calcext:value-type="string">
            <text:p>horaaprobH = '$horaaprobH';</text:p>
          </table:table-cell>
          <table:table-cell table:number-columns-repeated="2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emisorH</text:p>
          </table:table-cell>
          <table:table-cell table:formula="of:=&quot;'$&quot;&amp;[.B108]&amp;&quot;'&quot;" office:value-type="string" office:string-value="'$emisorH'" calcext:value-type="string">
            <text:p>'$emisorH'</text:p>
          </table:table-cell>
          <table:table-cell office:value-type="string" calcext:value-type="string">
            <text:p>''</text:p>
          </table:table-cell>
          <table:table-cell table:formula="of:=[.B108]&amp;&quot; = '$&quot;&amp;[.B108]&amp;&quot;';&quot;" office:value-type="string" office:string-value="emisorH = '$emisorH';" calcext:value-type="string">
            <text:p>emisorH = '$emisorH';</text:p>
          </table:table-cell>
          <table:table-cell table:number-columns-repeated="2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fechaemisorH</text:p>
          </table:table-cell>
          <table:table-cell table:formula="of:=&quot;'$&quot;&amp;[.B109]&amp;&quot;'&quot;" office:value-type="string" office:string-value="'$fechaemisorH'" calcext:value-type="string">
            <text:p>'$fechaemisorH'</text:p>
          </table:table-cell>
          <table:table-cell table:style-name="ce4" office:value-type="string" calcext:value-type="string">
            <text:p>'2020-04-01'</text:p>
          </table:table-cell>
          <table:table-cell table:formula="of:=[.B109]&amp;&quot; = '$&quot;&amp;[.B109]&amp;&quot;';&quot;" office:value-type="string" office:string-value="fechaemisorH = '$fechaemisorH';" calcext:value-type="string">
            <text:p>fechaemisorH = '$fechaemisorH';</text:p>
          </table:table-cell>
          <table:table-cell table:number-columns-repeated="2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horaemisorH</text:p>
          </table:table-cell>
          <table:table-cell table:formula="of:=&quot;'$&quot;&amp;[.B110]&amp;&quot;'&quot;" office:value-type="string" office:string-value="'$horaemisorH'" calcext:value-type="string">
            <text:p>'$horaemisorH'</text:p>
          </table:table-cell>
          <table:table-cell office:value-type="string" calcext:value-type="string">
            <text:p>''</text:p>
          </table:table-cell>
          <table:table-cell table:formula="of:=[.B110]&amp;&quot; = '$&quot;&amp;[.B110]&amp;&quot;';&quot;" office:value-type="string" office:string-value="horaemisorH = '$horaemisorH';" calcext:value-type="string">
            <text:p>horaemisorH = '$horaemisorH';</text:p>
          </table:table-cell>
          <table:table-cell table:number-columns-repeated="2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completado</text:p>
          </table:table-cell>
          <table:table-cell table:formula="of:=&quot;'$&quot;&amp;[.B111]&amp;&quot;'&quot;" office:value-type="string" office:string-value="'$completado'" calcext:value-type="string">
            <text:p>'$completado'</text:p>
          </table:table-cell>
          <table:table-cell office:value-type="string" calcext:value-type="string">
            <text:p>''</text:p>
          </table:table-cell>
          <table:table-cell table:formula="of:=[.B111]&amp;&quot; = '$&quot;&amp;[.B111]&amp;&quot;';&quot;" office:value-type="string" office:string-value="completado = '$completado';" calcext:value-type="string">
            <text:p>completado = '$completado';</text:p>
          </table:table-cell>
          <table:table-cell table:number-columns-repeated="2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ejecutorI</text:p>
          </table:table-cell>
          <table:table-cell table:formula="of:=&quot;'$&quot;&amp;[.B112]&amp;&quot;'&quot;" office:value-type="string" office:string-value="'$ejecutorI'" calcext:value-type="string">
            <text:p>'$ejecutorI'</text:p>
          </table:table-cell>
          <table:table-cell office:value-type="string" calcext:value-type="string">
            <text:p>''</text:p>
          </table:table-cell>
          <table:table-cell table:formula="of:=[.B112]&amp;&quot; = '$&quot;&amp;[.B112]&amp;&quot;';&quot;" office:value-type="string" office:string-value="ejecutorI = '$ejecutorI';" calcext:value-type="string">
            <text:p>ejecutorI = '$ejecutorI';</text:p>
          </table:table-cell>
          <table:table-cell table:number-columns-repeated="2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horaejecI</text:p>
          </table:table-cell>
          <table:table-cell table:formula="of:=&quot;'$&quot;&amp;[.B113]&amp;&quot;'&quot;" office:value-type="string" office:string-value="'$horaejecI'" calcext:value-type="string">
            <text:p>'$horaejecI'</text:p>
          </table:table-cell>
          <table:table-cell office:value-type="string" calcext:value-type="string">
            <text:p>''</text:p>
          </table:table-cell>
          <table:table-cell table:formula="of:=[.B113]&amp;&quot; = '$&quot;&amp;[.B113]&amp;&quot;';&quot;" office:value-type="string" office:string-value="horaejecI = '$horaejecI';" calcext:value-type="string">
            <text:p>horaejecI = '$horaejecI';</text:p>
          </table:table-cell>
          <table:table-cell table:number-columns-repeated="2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inspectorI</text:p>
          </table:table-cell>
          <table:table-cell table:formula="of:=&quot;'$&quot;&amp;[.B114]&amp;&quot;'&quot;" office:value-type="string" office:string-value="'$inspectorI'" calcext:value-type="string">
            <text:p>'$inspectorI'</text:p>
          </table:table-cell>
          <table:table-cell office:value-type="string" calcext:value-type="string">
            <text:p>''</text:p>
          </table:table-cell>
          <table:table-cell table:formula="of:=[.B114]&amp;&quot; = '$&quot;&amp;[.B114]&amp;&quot;';&quot;" office:value-type="string" office:string-value="inspectorI = '$inspectorI';" calcext:value-type="string">
            <text:p>inspectorI = '$inspectorI';</text:p>
          </table:table-cell>
          <table:table-cell table:number-columns-repeated="2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horainspI</text:p>
          </table:table-cell>
          <table:table-cell table:formula="of:=&quot;'$&quot;&amp;[.B115]&amp;&quot;'&quot;" office:value-type="string" office:string-value="'$horainspI'" calcext:value-type="string">
            <text:p>'$horainspI'</text:p>
          </table:table-cell>
          <table:table-cell office:value-type="string" calcext:value-type="string">
            <text:p>''</text:p>
          </table:table-cell>
          <table:table-cell table:formula="of:=[.B115]&amp;&quot; = '$&quot;&amp;[.B115]&amp;&quot;';&quot;" office:value-type="string" office:string-value="horainspI = '$horainspI';" calcext:value-type="string">
            <text:p>horainspI = '$horainspI';</text:p>
          </table:table-cell>
          <table:table-cell table:number-columns-repeated="2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emisorI</text:p>
          </table:table-cell>
          <table:table-cell table:formula="of:=&quot;'$&quot;&amp;[.B116]&amp;&quot;'&quot;" office:value-type="string" office:string-value="'$emisorI'" calcext:value-type="string">
            <text:p>'$emisorI'</text:p>
          </table:table-cell>
          <table:table-cell office:value-type="string" calcext:value-type="string">
            <text:p>''</text:p>
          </table:table-cell>
          <table:table-cell table:formula="of:=[.B116]&amp;&quot; = '$&quot;&amp;[.B116]&amp;&quot;';&quot;" office:value-type="string" office:string-value="emisorI = '$emisorI';" calcext:value-type="string">
            <text:p>emisorI = '$emisorI';</text:p>
          </table:table-cell>
          <table:table-cell table:number-columns-repeated="2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horaemisorI</text:p>
          </table:table-cell>
          <table:table-cell table:formula="of:=&quot;'$&quot;&amp;[.B117]&amp;&quot;'&quot;" office:value-type="string" office:string-value="'$horaemisorI'" calcext:value-type="string">
            <text:p>'$horaemisorI'</text:p>
          </table:table-cell>
          <table:table-cell office:value-type="string" calcext:value-type="string">
            <text:p>''</text:p>
          </table:table-cell>
          <table:table-cell table:formula="of:=[.B117]&amp;&quot; = '$&quot;&amp;[.B117]&amp;&quot;';&quot;" office:value-type="string" office:string-value="horaemisorI = '$horaemisorI';" calcext:value-type="string">
            <text:p>horaemisorI = '$horaemisorI';</text:p>
          </table:table-cell>
          <table:table-cell table:number-columns-repeated="2"/>
        </table:table-row>
        <table:table-row table:style-name="ro1" table:number-rows-repeated="10484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O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9:00:05.2327924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09:14:42.272294004</meta:creation-date>
    <dc:date>2020-05-08T19:03:31.181154623</dc:date>
    <meta:editing-duration>PT4H17M35S</meta:editing-duration>
    <meta:editing-cycles>10</meta:editing-cycles>
    <meta:generator>LibreOffice/6.4.3.2$Linux_X86_64 LibreOffice_project/40$Build-2</meta:generator>
    <meta:document-statistic meta:table-count="1" meta:cell-count="589" meta:object-count="0"/>
  </office:meta>
</office:document-meta>
</file>